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969482.416048" calcext:value-type="float">
            <text:p><text:s/>37,969,482 <text:s/></text:p>
          </table:table-cell>
          <table:table-cell table:style-name="ce42" office:value-type="float" office:value="3334532.222" calcext:value-type="float">
            <text:p><text:s/>3,334,532 <text:s/></text:p>
          </table:table-cell>
          <table:table-cell table:style-name="ce42" office:value-type="float" office:value="30645364.424048" calcext:value-type="float">
            <text:p><text:s/>30,645,364 <text:s/></text:p>
          </table:table-cell>
          <table:table-cell table:style-name="ce42" office:value-type="float" office:value="104173.33" calcext:value-type="float">
            <text:p><text:s/>104,173 <text:s/></text:p>
          </table:table-cell>
          <table:table-cell table:style-name="ce42" office:value-type="float" office:value="3604209.84" calcext:value-type="float">
            <text:p><text:s/>3,604,2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202.6" calcext:value-type="float">
            <text:p><text:s/>281,2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2629.16" calcext:value-type="float">
            <text:p><text:s/>62,6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6.56" calcext:value-type="float">
            <text:p><text:s/>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822.6" calcext:value-type="float">
            <text:p><text:s/>61,8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99289.569976205" calcext:value-type="float">
            <text:p><text:s/>699,290 <text:s/></text:p>
          </table:table-cell>
          <table:table-cell table:style-name="ce42" office:value-type="float" office:value="112200.658" calcext:value-type="float">
            <text:p><text:s/>112,201 <text:s/></text:p>
          </table:table-cell>
          <table:table-cell table:style-name="ce42" office:value-type="float" office:value="506531.503304457" calcext:value-type="float">
            <text:p><text:s/>506,532 <text:s/></text:p>
          </table:table-cell>
          <table:table-cell table:style-name="ce42" office:value-type="float" office:value="9855.51" calcext:value-type="float">
            <text:p><text:s/>9,856 <text:s/></text:p>
          </table:table-cell>
          <table:table-cell table:style-name="ce42" office:value-type="float" office:value="91815.9986717473" calcext:value-type="float">
            <text:p><text:s/>91,8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1114.1" calcext:value-type="float">
            <text:p><text:s/>-21,1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7207563.6860718" calcext:value-type="float">
            <text:p><text:s/>37,207,564 <text:s/></text:p>
          </table:table-cell>
          <table:table-cell table:style-name="ce43" office:value-type="float" office:value="3222331.564" calcext:value-type="float">
            <text:p><text:s/>3,222,332 <text:s/></text:p>
          </table:table-cell>
          <table:table-cell table:style-name="ce43" office:value-type="float" office:value="30138832.9207435" calcext:value-type="float">
            <text:p><text:s/>30,138,833 <text:s/></text:p>
          </table:table-cell>
          <table:table-cell table:style-name="ce43" office:value-type="float" office:value="93511.26" calcext:value-type="float">
            <text:p><text:s/>93,511 <text:s/></text:p>
          </table:table-cell>
          <table:table-cell table:style-name="ce43" office:value-type="float" office:value="3512393.84132825" calcext:value-type="float">
            <text:p><text:s/>3,512,39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0494.1" calcext:value-type="float">
            <text:p><text:s/>240,49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22803.394909524" calcext:value-type="float">
            <text:p><text:s/>422,803 <text:s/></text:p>
          </table:table-cell>
          <table:table-cell table:style-name="ce43" office:value-type="float" office:value="20533.692" calcext:value-type="float">
            <text:p><text:s/>20,534 <text:s/></text:p>
          </table:table-cell>
          <table:table-cell table:style-name="ce43" office:value-type="float" office:value="563706.574154354" calcext:value-type="float">
            <text:p><text:s/>563,707 <text:s/></text:p>
          </table:table-cell>
          <table:table-cell table:style-name="ce43" office:value-type="float" office:value="-28850.85" calcext:value-type="float">
            <text:p><text:s/>-28,851 <text:s/></text:p>
          </table:table-cell>
          <table:table-cell table:style-name="ce43" office:value-type="float" office:value="-142686.32124483" calcext:value-type="float">
            <text:p><text:s/>-142,68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00.3" calcext:value-type="float">
            <text:p><text:s/>10,10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5425578.6206228" calcext:value-type="float">
            <text:p><text:s/>35,425,579 <text:s/></text:p>
          </table:table-cell>
          <table:table-cell table:style-name="ce42" office:value-type="float" office:value="3201797.872" calcext:value-type="float">
            <text:p><text:s/>3,201,798 <text:s/></text:p>
          </table:table-cell>
          <table:table-cell table:style-name="ce42" office:value-type="float" office:value="25536049.2930497" calcext:value-type="float">
            <text:p><text:s/>25,536,0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5080.16257308" calcext:value-type="float">
            <text:p><text:s/>3,655,0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4793.3" calcext:value-type="float">
            <text:p><text:s/>2,544,7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27988.139" calcext:value-type="float">
            <text:p><text:s/>4,027,988 <text:s/></text:p>
          </table:table-cell>
          <table:table-cell table:style-name="ce42" office:value-type="float" office:value="3201797.872" calcext:value-type="float">
            <text:p><text:s/>3,201,798 <text:s/></text:p>
          </table:table-cell>
          <table:table-cell table:style-name="ce42" office:value-type="float" office:value="826190.267" calcext:value-type="float">
            <text:p><text:s/>826,1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304880.095" calcext:value-type="float">
            <text:p><text:s/>3,304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0086.795" calcext:value-type="float">
            <text:p><text:s/>760,0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4793.3" calcext:value-type="float">
            <text:p><text:s/>2,544,7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824290.9254983" calcext:value-type="float">
            <text:p><text:s/>19,824,2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40556.7629252" calcext:value-type="float">
            <text:p><text:s/>16,340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83734.16257308" calcext:value-type="float">
            <text:p><text:s/>3,483,7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04852.384" calcext:value-type="float">
            <text:p><text:s/>604,8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4852.384" calcext:value-type="float">
            <text:p><text:s/>604,8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663567.07712451" calcext:value-type="float">
            <text:p><text:s/>7,663,56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004363.0841245" calcext:value-type="float">
            <text:p><text:s/>7,004,36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71346" calcext:value-type="float">
            <text:p><text:s/>171,3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114211.1769" calcext:value-type="float">
            <text:p><text:s/>5,114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1927.5" calcext:value-type="float">
            <text:p><text:s/>2,961,9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114211.1769" calcext:value-type="float">
            <text:p><text:s/>5,114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1927.5" calcext:value-type="float">
            <text:p><text:s/>2,961,9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03462.1399" calcext:value-type="float">
            <text:p><text:s/>803,46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8432.0676" calcext:value-type="float">
            <text:p><text:s/>398,4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05030.0723" calcext:value-type="float">
            <text:p><text:s/>405,0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6028.1471" calcext:value-type="float">
            <text:p><text:s/>16,02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754.6" calcext:value-type="float">
            <text:p><text:s/>14,75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653902.5604395" calcext:value-type="float">
            <text:p><text:s/>5,653,9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39077.0535395" calcext:value-type="float">
            <text:p><text:s/>4,039,077 <text:s/></text:p>
          </table:table-cell>
          <table:table-cell table:style-name="ce44" office:value-type="float" office:value="122362.11" calcext:value-type="float">
            <text:p><text:s/>122,36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32773.4" calcext:value-type="float">
            <text:p><text:s/>632,77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377126.3204395" calcext:value-type="float">
            <text:p><text:s/>5,377,1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39077.0535395" calcext:value-type="float">
            <text:p><text:s/>4,039,077 <text:s/></text:p>
          </table:table-cell>
          <table:table-cell table:style-name="ce44" office:value-type="float" office:value="62144.17" calcext:value-type="float">
            <text:p><text:s/>62,14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6215.1" calcext:value-type="float">
            <text:p><text:s/>416,21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377126.3204395" calcext:value-type="float">
            <text:p><text:s/>5,377,1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9077.0535395" calcext:value-type="float">
            <text:p><text:s/>4,039,077 <text:s/></text:p>
          </table:table-cell>
          <table:table-cell table:style-name="ce42" office:value-type="float" office:value="62144.17" calcext:value-type="float">
            <text:p><text:s/>62,1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215.1" calcext:value-type="float">
            <text:p><text:s/>416,2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7.872" calcext:value-type="float">
            <text:p><text:s/>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.872" calcext:value-type="float">
            <text:p><text:s/>1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31533.953861504" calcext:value-type="float">
            <text:p><text:s/>131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533.953861504" calcext:value-type="float">
            <text:p><text:s/>131,5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83457.650250302" calcext:value-type="float">
            <text:p><text:s/>283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3457.650250302" calcext:value-type="float">
            <text:p><text:s/>283,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98620.1017699" calcext:value-type="float">
            <text:p><text:s/>1,898,6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5748.1417699" calcext:value-type="float">
            <text:p><text:s/>1,895,7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69909.81113774" calcext:value-type="float">
            <text:p><text:s/>1,269,9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9909.81113774" calcext:value-type="float">
            <text:p><text:s/>1,269,9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299.485568" calcext:value-type="float">
            <text:p>( 6,29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299.485568" calcext:value-type="float">
            <text:p>( 6,29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63610.32556974" calcext:value-type="float">
            <text:p>( 1,263,61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63610.32556974" calcext:value-type="float">
            <text:p>( 1,263,61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70257.40781987" calcext:value-type="float">
            <text:p><text:s/>470,2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257.40781987" calcext:value-type="float">
            <text:p><text:s/>470,2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2732.958396291" calcext:value-type="float">
            <text:p><text:s/>152,7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732.958396291" calcext:value-type="float">
            <text:p><text:s/>152,7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719.924416" calcext:value-type="float">
            <text:p><text:s/>5,720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847.964416" calcext:value-type="float">
            <text:p><text:s/>2,84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89041.5312" calcext:value-type="float">
            <text:p><text:s/>1,589,0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9041.5312" calcext:value-type="float">
            <text:p><text:s/>1,589,0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06920.079104" calcext:value-type="float">
            <text:p><text:s/>1,406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6920.079104" calcext:value-type="float">
            <text:p><text:s/>1,406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2121.452096" calcext:value-type="float">
            <text:p><text:s/>182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121.452096" calcext:value-type="float">
            <text:p><text:s/>182,1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48493.586708" calcext:value-type="float">
            <text:p><text:s/>1,348,4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16.279808" calcext:value-type="float">
            <text:p><text:s/>13,316 <text:s/></text:p>
          </table:table-cell>
          <table:table-cell table:style-name="ce42" office:value-type="float" office:value="62144.17" calcext:value-type="float">
            <text:p><text:s/>62,1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215.1" calcext:value-type="float">
            <text:p><text:s/>416,2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46122.189716" calcext:value-type="float">
            <text:p><text:s/>1,346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44.882816" calcext:value-type="float">
            <text:p><text:s/>10,945 <text:s/></text:p>
          </table:table-cell>
          <table:table-cell table:style-name="ce42" office:value-type="float" office:value="62144.17" calcext:value-type="float">
            <text:p><text:s/>62,1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215.1" calcext:value-type="float">
            <text:p><text:s/>416,2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71.396992" calcext:value-type="float">
            <text:p><text:s/>2,3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71.396992" calcext:value-type="float">
            <text:p><text:s/>2,3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25791.624649792" calcext:value-type="float">
            <text:p><text:s/>125,7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791.624649792" calcext:value-type="float">
            <text:p><text:s/>125,7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6776.24" calcext:value-type="float">
            <text:p><text:s/>276,7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17.94" calcext:value-type="float">
            <text:p><text:s/>60,2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558.3" calcext:value-type="float">
            <text:p><text:s/>216,5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6776.24" calcext:value-type="float">
            <text:p><text:s/>276,7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217.94" calcext:value-type="float">
            <text:p><text:s/>60,2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558.3" calcext:value-type="float">
            <text:p><text:s/>216,5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246903.474838" calcext:value-type="float">
            <text:p><text:s/>122,246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503147.815691" calcext:value-type="float">
            <text:p><text:s/>103,503,1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43755.6591468" calcext:value-type="float">
            <text:p><text:s/>18,743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0579338.257" calcext:value-type="float">
            <text:p><text:s/>90,579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617413.5978532" calcext:value-type="float">
            <text:p><text:s/>74,617,4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61924.6591468" calcext:value-type="float">
            <text:p><text:s/>15,961,9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995139.98994" calcext:value-type="float">
            <text:p><text:s/>1,995,1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5139.98994" calcext:value-type="float">
            <text:p><text:s/>1,995,1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672425.227898" calcext:value-type="float">
            <text:p><text:s/>29,672,4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90594.227898" calcext:value-type="float">
            <text:p><text:s/>26,890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1831" calcext:value-type="float">
            <text:p><text:s/>2,781,8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19264070.401349" calcext:value-type="float">
            <text:p><text:s/>19,264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56371.401349" calcext:value-type="float">
            <text:p><text:s/>19,156,3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699" calcext:value-type="float">
            <text:p><text:s/>107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19264070.401349" calcext:value-type="float">
            <text:p><text:s/>19,264,0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156371.401349" calcext:value-type="float">
            <text:p><text:s/>19,156,3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7699" calcext:value-type="float">
            <text:p><text:s/>107,69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2594.695650779" calcext:value-type="float">
            <text:p><text:s/>82,595 <text:s/></text:p>
          </table:table-cell>
          <table:table-cell table:style-name="ce41" office:value-type="float" office:value="14487.3" calcext:value-type="float">
            <text:p><text:s/>14,487 <text:s/></text:p>
          </table:table-cell>
          <table:table-cell table:style-name="ce41" office:value-type="float" office:value="68107.395650779" calcext:value-type="float">
            <text:p><text:s/>68,107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552703.9335776" calcext:value-type="float">
            <text:p><text:s/>63,552,704 <text:s/></text:p>
          </table:table-cell>
          <table:table-cell table:style-name="ce42" office:value-type="float" office:value="47650419" calcext:value-type="float">
            <text:p><text:s/>47,650,4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902.4536" calcext:value-type="float">
            <text:p><text:s/>214,9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4407.343684" calcext:value-type="float">
            <text:p><text:s/>1,194,4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86246.1904241" calcext:value-type="float">
            <text:p><text:s/>17,086,2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520.775256" calcext:value-type="float">
            <text:p><text:s/>357,5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1326.24" calcext:value-type="float">
            <text:p><text:s/>1,861,3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6114.4" calcext:value-type="float">
            <text:p><text:s/>1,856,1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243594.376098" calcext:value-type="float">
            <text:p><text:s/>-243,594 <text:s/></text:p>
          </table:table-cell>
          <table:table-cell table:style-name="ce42" office:value-type="float" office:value="639076.5" calcext:value-type="float">
            <text:p><text:s/>639,0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6682.34069" calcext:value-type="float">
            <text:p><text:s/>-16,6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075206.1749023" calcext:value-type="float">
            <text:p><text:s/>43,075,206 <text:s/></text:p>
          </table:table-cell>
          <table:table-cell table:style-name="ce43" office:value-type="float" office:value="47025829.8" calcext:value-type="float">
            <text:p><text:s/>47,025,830 <text:s/></text:p>
          </table:table-cell>
          <table:table-cell table:style-name="ce43" office:value-type="float" office:value="68107.395650779" calcext:value-type="float">
            <text:p><text:s/>68,107 <text:s/></text:p>
          </table:table-cell>
          <table:table-cell table:style-name="ce43" office:value-type="float" office:value="214902.4536" calcext:value-type="float">
            <text:p><text:s/>214,90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53568.909118" calcext:value-type="float">
            <text:p><text:s/>853,5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39851.371025" calcext:value-type="float">
            <text:p><text:s/>6,739,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857.691025" calcext:value-type="float">
            <text:p><text:s/>47,8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121277.370432012" calcext:value-type="float">
            <text:p><text:s/>-121,277 <text:s/></text:p>
          </table:table-cell>
          <table:table-cell table:style-name="ce43" office:value-type="float" office:value="-109930.5" calcext:value-type="float">
            <text:p><text:s/>-109,93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79.2441845" calcext:value-type="float">
            <text:p><text:s/>2,6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634.2" calcext:value-type="float">
            <text:p><text:s/>105,634 <text:s/></text:p>
          </table:table-cell>
          <table:table-cell table:style-name="ce42" office:value-type="float" office:value="309504.741" calcext:value-type="float">
            <text:p><text:s/>309,505 <text:s/></text:p>
          </table:table-cell>
          <table:table-cell table:style-name="ce42" office:value-type="float" office:value="72719.052" calcext:value-type="float">
            <text:p><text:s/>72,719 <text:s/></text:p>
          </table:table-cell>
          <table:table-cell table:style-name="ce42" office:value-type="float" office:value="50947188.3374096" calcext:value-type="float">
            <text:p><text:s/>50,947,188 <text:s/></text:p>
          </table:table-cell>
          <table:table-cell table:style-name="ce42" office:value-type="float" office:value="47135760.3" calcext:value-type="float">
            <text:p><text:s/>47,135,760 <text:s/></text:p>
          </table:table-cell>
          <table:table-cell table:style-name="ce42" office:value-type="float" office:value="68107.395650779" calcext:value-type="float">
            <text:p><text:s/>68,107 <text:s/></text:p>
          </table:table-cell>
          <table:table-cell table:style-name="ce42" office:value-type="float" office:value="214902.4536" calcext:value-type="float">
            <text:p><text:s/>214,902 <text:s/></text:p>
          </table:table-cell>
          <table:table-cell table:style-name="ce42" office:value-type="float" office:value="29190.7785221786" calcext:value-type="float">
            <text:p><text:s/>29,1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18770.1492508" calcext:value-type="float">
            <text:p><text:s/>47,418,770 <text:s/></text:p>
          </table:table-cell>
          <table:table-cell table:style-name="ce42" office:value-type="float" office:value="47135760.3" calcext:value-type="float">
            <text:p><text:s/>47,135,760 <text:s/></text:p>
          </table:table-cell>
          <table:table-cell table:style-name="ce42" office:value-type="float" office:value="68107.395650779" calcext:value-type="float">
            <text:p><text:s/>68,107 <text:s/></text:p>
          </table:table-cell>
          <table:table-cell table:style-name="ce42" office:value-type="float" office:value="214902.4536" calcext:value-type="float">
            <text:p><text:s/>214,9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3735.12" calcext:value-type="float">
            <text:p><text:s/>2,643,7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1.12" calcext:value-type="float">
            <text:p><text:s/>9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5634.2" calcext:value-type="float">
            <text:p><text:s/>105,634 <text:s/></text:p>
          </table:table-cell>
          <table:table-cell table:style-name="ce43" office:value-type="float" office:value="309504.741" calcext:value-type="float">
            <text:p><text:s/>309,505 <text:s/></text:p>
          </table:table-cell>
          <table:table-cell table:style-name="ce43" office:value-type="float" office:value="72719.052" calcext:value-type="float">
            <text:p><text:s/>72,719 <text:s/></text:p>
          </table:table-cell>
          <table:table-cell table:style-name="ce43" office:value-type="float" office:value="883701.948158785" calcext:value-type="float">
            <text:p><text:s/>883,70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190.7785221786" calcext:value-type="float">
            <text:p><text:s/>29,19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56227.96" calcext:value-type="float">
            <text:p><text:s/>856,228 <text:s/></text:p>
          </table:table-cell>
          <table:table-cell table:style-name="ce42" office:value-type="float" office:value="1123520.4771" calcext:value-type="float">
            <text:p><text:s/>1,123,520 <text:s/></text:p>
          </table:table-cell>
          <table:table-cell table:style-name="ce42" office:value-type="float" office:value="172535.2398" calcext:value-type="float">
            <text:p><text:s/>172,535 <text:s/></text:p>
          </table:table-cell>
          <table:table-cell table:style-name="ce42" office:value-type="float" office:value="55132436.4705218" calcext:value-type="float">
            <text:p><text:s/>55,132,4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7267.6064968" calcext:value-type="float">
            <text:p><text:s/>1,367,268 <text:s/></text:p>
          </table:table-cell>
          <table:table-cell table:style-name="ce42" office:value-type="float" office:value="1935056.226843" calcext:value-type="float">
            <text:p><text:s/>1,935,0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56227.96" calcext:value-type="float">
            <text:p><text:s/>856,228 <text:s/></text:p>
          </table:table-cell>
          <table:table-cell table:style-name="ce42" office:value-type="float" office:value="1123520.4771" calcext:value-type="float">
            <text:p><text:s/>1,123,520 <text:s/></text:p>
          </table:table-cell>
          <table:table-cell table:style-name="ce42" office:value-type="float" office:value="172535.2398" calcext:value-type="float">
            <text:p><text:s/>172,535 <text:s/></text:p>
          </table:table-cell>
          <table:table-cell table:style-name="ce42" office:value-type="float" office:value="49504504.6765778" calcext:value-type="float">
            <text:p><text:s/>49,504,5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7267.6064968" calcext:value-type="float">
            <text:p><text:s/>1,367,268 <text:s/></text:p>
          </table:table-cell>
          <table:table-cell table:style-name="ce42" office:value-type="float" office:value="1523982.596499" calcext:value-type="float">
            <text:p><text:s/>1,523,9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627931.793944" calcext:value-type="float">
            <text:p><text:s/>5,627,93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11073.630344" calcext:value-type="float">
            <text:p><text:s/>411,07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7138.8" calcext:value-type="float">
            <text:p><text:s/>157,139 <text:s/></text:p>
          </table:table-cell>
          <table:table-cell table:style-name="ce42" office:value-type="float" office:value="597006.7845" calcext:value-type="float">
            <text:p><text:s/>597,007 <text:s/></text:p>
          </table:table-cell>
          <table:table-cell table:style-name="ce42" office:value-type="float" office:value="49316.5554" calcext:value-type="float">
            <text:p><text:s/>49,317 <text:s/></text:p>
          </table:table-cell>
          <table:table-cell table:style-name="ce42" office:value-type="float" office:value="2369455.67805142" calcext:value-type="float">
            <text:p><text:s/>2,369,4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7911.17780893" calcext:value-type="float">
            <text:p><text:s/>1,337,911 <text:s/></text:p>
          </table:table-cell>
          <table:table-cell table:style-name="ce42" office:value-type="float" office:value="66219.121971" calcext:value-type="float">
            <text:p><text:s/>66,2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0.64" calcext:value-type="float">
            <text:p><text:s/>1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7306.4" calcext:value-type="float">
            <text:p><text:s/>137,306 <text:s/></text:p>
          </table:table-cell>
          <table:table-cell table:style-name="ce42" office:value-type="float" office:value="211809.1122" calcext:value-type="float">
            <text:p><text:s/>211,809 <text:s/></text:p>
          </table:table-cell>
          <table:table-cell table:style-name="ce42" office:value-type="float" office:value="49316.5554" calcext:value-type="float">
            <text:p><text:s/>49,317 <text:s/></text:p>
          </table:table-cell>
          <table:table-cell table:style-name="ce42" office:value-type="float" office:value="15163.2" calcext:value-type="float">
            <text:p><text:s/>15,1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9832.4" calcext:value-type="float">
            <text:p><text:s/>19,832 <text:s/></text:p>
          </table:table-cell>
          <table:table-cell table:style-name="ce42" office:value-type="float" office:value="385197.6723" calcext:value-type="float">
            <text:p><text:s/>385,1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.28" calcext:value-type="float">
            <text:p><text:s/>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8661.43115542" calcext:value-type="float">
            <text:p><text:s/>2,348,6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7911.17780893" calcext:value-type="float">
            <text:p><text:s/>1,337,911 <text:s/></text:p>
          </table:table-cell>
          <table:table-cell table:style-name="ce42" office:value-type="float" office:value="63961.035075" calcext:value-type="float">
            <text:p><text:s/>63,9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8.52" calcext:value-type="float">
            <text:p><text:s/>1,8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90.606896" calcext:value-type="float">
            <text:p><text:s/>2,29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258.086896" calcext:value-type="float">
            <text:p><text:s/>2,25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39.5483" calcext:value-type="float">
            <text:p><text:s/>1,040 <text:s/></text:p>
          </table:table-cell>
          <table:table-cell table:style-name="ce44" office:value-type="float" office:value="233.9988" calcext:value-type="float">
            <text:p><text:s/>2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93454.96" calcext:value-type="float">
            <text:p><text:s/>593,455 <text:s/></text:p>
          </table:table-cell>
          <table:table-cell table:style-name="ce44" office:value-type="float" office:value="215969.4033" calcext:value-type="float">
            <text:p><text:s/>215,969 <text:s/></text:p>
          </table:table-cell>
          <table:table-cell table:style-name="ce44" office:value-type="float" office:value="50265.6336" calcext:value-type="float">
            <text:p><text:s/>50,266 <text:s/></text:p>
          </table:table-cell>
          <table:table-cell table:style-name="ce44" office:value-type="float" office:value="38272424.6293702" calcext:value-type="float">
            <text:p><text:s/>38,272,42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5.650165696375" calcext:value-type="float">
            <text:p><text:s/>166 <text:s/></text:p>
          </table:table-cell>
          <table:table-cell table:style-name="ce44" office:value-type="float" office:value="2671869.0787805" calcext:value-type="float">
            <text:p><text:s/>2,671,86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93454.96" calcext:value-type="float">
            <text:p><text:s/>593,455 <text:s/></text:p>
          </table:table-cell>
          <table:table-cell table:style-name="ce44" office:value-type="float" office:value="215969.4033" calcext:value-type="float">
            <text:p><text:s/>215,969 <text:s/></text:p>
          </table:table-cell>
          <table:table-cell table:style-name="ce44" office:value-type="float" office:value="50265.6336" calcext:value-type="float">
            <text:p><text:s/>50,266 <text:s/></text:p>
          </table:table-cell>
          <table:table-cell table:style-name="ce44" office:value-type="float" office:value="18523328.5774401" calcext:value-type="float">
            <text:p><text:s/>18,523,32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5.650165696375" calcext:value-type="float">
            <text:p><text:s/>166 <text:s/></text:p>
          </table:table-cell>
          <table:table-cell table:style-name="ce44" office:value-type="float" office:value="1909125.4425905" calcext:value-type="float">
            <text:p><text:s/>1,909,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93454.96" calcext:value-type="float">
            <text:p><text:s/>593,455 <text:s/></text:p>
          </table:table-cell>
          <table:table-cell table:style-name="ce42" office:value-type="float" office:value="215969.4033" calcext:value-type="float">
            <text:p><text:s/>215,969 <text:s/></text:p>
          </table:table-cell>
          <table:table-cell table:style-name="ce42" office:value-type="float" office:value="50265.6336" calcext:value-type="float">
            <text:p><text:s/>50,266 <text:s/></text:p>
          </table:table-cell>
          <table:table-cell table:style-name="ce42" office:value-type="float" office:value="4486321.43456959" calcext:value-type="float">
            <text:p><text:s/>4,486,3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.650165696375" calcext:value-type="float">
            <text:p><text:s/>166 <text:s/></text:p>
          </table:table-cell>
          <table:table-cell table:style-name="ce42" office:value-type="float" office:value="506670.30972" calcext:value-type="float">
            <text:p><text:s/>506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95.417366" calcext:value-type="float">
            <text:p><text:s/>41,5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07.897366" calcext:value-type="float">
            <text:p><text:s/>2,6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470.984014648" calcext:value-type="float">
            <text:p><text:s/>296,4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88.947389" calcext:value-type="float">
            <text:p><text:s/>7,9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480.623102656" calcext:value-type="float">
            <text:p><text:s/>650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9.904086" calcext:value-type="float">
            <text:p><text:s/>1,4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17.424505" calcext:value-type="float">
            <text:p><text:s/>29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54.704505" calcext:value-type="float">
            <text:p><text:s/>2,4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54.045571" calcext:value-type="float">
            <text:p><text:s/>6,2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.005571" calcext:value-type="float">
            <text:p><text:s/>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213.128404002" calcext:value-type="float">
            <text:p><text:s/>261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8.943083" calcext:value-type="float">
            <text:p><text:s/>2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03.663098" calcext:value-type="float">
            <text:p><text:s/>5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04.963098" calcext:value-type="float">
            <text:p><text:s/>4,2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871.96" calcext:value-type="float">
            <text:p><text:s/>2,8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2829.57854329" calcext:value-type="float">
            <text:p><text:s/>1,502,8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.650165696375" calcext:value-type="float">
            <text:p><text:s/>166 <text:s/></text:p>
          </table:table-cell>
          <table:table-cell table:style-name="ce42" office:value-type="float" office:value="300165.126849" calcext:value-type="float">
            <text:p><text:s/>300,1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785.94070073" calcext:value-type="float">
            <text:p><text:s/>1,058,7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097.14411" calcext:value-type="float">
            <text:p><text:s/>72,0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98355.507251621" calcext:value-type="float">
            <text:p>( 898,3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2097.14411" calcext:value-type="float">
            <text:p>( 72,09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8040.993449107" calcext:value-type="float">
            <text:p>( 158,04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389.44" calcext:value-type="float">
            <text:p>( 2,38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120.270292354" calcext:value-type="float">
            <text:p><text:s/>129,1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.650165696375" calcext:value-type="float">
            <text:p><text:s/>1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032.224811204" calcext:value-type="float">
            <text:p><text:s/>61,0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871.96" calcext:value-type="float">
            <text:p><text:s/>2,872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53891.142739" calcext:value-type="float">
            <text:p><text:s/>253,89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8067.982739" calcext:value-type="float">
            <text:p><text:s/>228,0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574.726565" calcext:value-type="float">
            <text:p><text:s/>206,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1.326565" calcext:value-type="float">
            <text:p><text:s/>2,9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45.306375" calcext:value-type="float">
            <text:p><text:s/>75,0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63.266375" calcext:value-type="float">
            <text:p><text:s/>2,56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0906.403644" calcext:value-type="float">
            <text:p><text:s/>80,90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126.483644" calcext:value-type="float">
            <text:p><text:s/>7,1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746.911389" calcext:value-type="float">
            <text:p><text:s/>354,7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38.891389" calcext:value-type="float">
            <text:p><text:s/>17,6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514.128264" calcext:value-type="float">
            <text:p><text:s/>57,5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9.148264" calcext:value-type="float">
            <text:p><text:s/>2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232.783125" calcext:value-type="float">
            <text:p><text:s/>297,2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339.743125" calcext:value-type="float">
            <text:p><text:s/>17,3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705.182724" calcext:value-type="float">
            <text:p>( 9,70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9008.222724" calcext:value-type="float">
            <text:p>( 9,00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9118.681773" calcext:value-type="float">
            <text:p>( 9,11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063.881773" calcext:value-type="float">
            <text:p>( 2,06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90583" calcext:value-type="float">
            <text:p><text:s/>590,583 <text:s/></text:p>
          </table:table-cell>
          <table:table-cell table:style-name="ce42" office:value-type="float" office:value="215969.4033" calcext:value-type="float">
            <text:p><text:s/>215,969 <text:s/></text:p>
          </table:table-cell>
          <table:table-cell table:style-name="ce42" office:value-type="float" office:value="50265.6336" calcext:value-type="float">
            <text:p><text:s/>50,266 <text:s/></text:p>
          </table:table-cell>
          <table:table-cell table:style-name="ce42" office:value-type="float" office:value="516502.193307" calcext:value-type="float">
            <text:p><text:s/>516,5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907.711707" calcext:value-type="float">
            <text:p><text:s/>24,9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90583" calcext:value-type="float">
            <text:p><text:s/>590,583 <text:s/></text:p>
          </table:table-cell>
          <table:table-cell table:style-name="ce42" office:value-type="float" office:value="215969.4033" calcext:value-type="float">
            <text:p><text:s/>215,969 <text:s/></text:p>
          </table:table-cell>
          <table:table-cell table:style-name="ce42" office:value-type="float" office:value="50265.6336" calcext:value-type="float">
            <text:p><text:s/>50,266 <text:s/></text:p>
          </table:table-cell>
          <table:table-cell table:style-name="ce42" office:value-type="float" office:value="432911.618214" calcext:value-type="float">
            <text:p><text:s/>432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23.116614" calcext:value-type="float">
            <text:p><text:s/>16,5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590.575093" calcext:value-type="float">
            <text:p><text:s/>83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84.595093" calcext:value-type="float">
            <text:p><text:s/>8,3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763.730617" calcext:value-type="float">
            <text:p>( 17,76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47.890617" calcext:value-type="float">
            <text:p>( 4,84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334.631024" calcext:value-type="float">
            <text:p><text:s/>80,3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16.361024" calcext:value-type="float">
            <text:p><text:s/>6,7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931.359723" calcext:value-type="float">
            <text:p><text:s/>12,93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847.939723" calcext:value-type="float">
            <text:p><text:s/>2,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362.453081" calcext:value-type="float">
            <text:p><text:s/>94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23.293081" calcext:value-type="float">
            <text:p><text:s/>4,4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90.860152" calcext:value-type="float">
            <text:p><text:s/>34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43.420152" calcext:value-type="float">
            <text:p><text:s/>5,1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762.456034" calcext:value-type="float">
            <text:p><text:s/>125,7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537.696034" calcext:value-type="float">
            <text:p><text:s/>110,5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0.8" calcext:value-type="float">
            <text:p><text:s/>1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227.838079" calcext:value-type="float">
            <text:p><text:s/>70,2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6.428079" calcext:value-type="float">
            <text:p><text:s/>54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110.630592" calcext:value-type="float">
            <text:p><text:s/>39,1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03215.2041855" calcext:value-type="float">
            <text:p><text:s/>11,203,2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585.3467255" calcext:value-type="float">
            <text:p><text:s/>78,5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544.8" calcext:value-type="float">
            <text:p><text:s/>86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43454.5241855" calcext:value-type="float">
            <text:p><text:s/>10,843,4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585.3467255" calcext:value-type="float">
            <text:p><text:s/>78,5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49.68" calcext:value-type="float">
            <text:p><text:s/>29,1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066.2" calcext:value-type="float">
            <text:p><text:s/>244,0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8469.073643" calcext:value-type="float">
            <text:p><text:s/>498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518.233643" calcext:value-type="float">
            <text:p><text:s/>61,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6950.84" calcext:value-type="float">
            <text:p><text:s/>436,95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9611.348552" calcext:value-type="float">
            <text:p><text:s/>1,099,6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132.938552" calcext:value-type="float">
            <text:p><text:s/>88,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540.560159" calcext:value-type="float">
            <text:p><text:s/>534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071.420159" calcext:value-type="float">
            <text:p><text:s/>88,0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51.44" calcext:value-type="float">
            <text:p><text:s/>8,8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62.066243" calcext:value-type="float">
            <text:p><text:s/>11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206243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71.42" calcext:value-type="float">
            <text:p><text:s/>10,0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88.7" calcext:value-type="float">
            <text:p><text:s/>6,7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717.33" calcext:value-type="float">
            <text:p><text:s/>409,7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779.83215" calcext:value-type="float">
            <text:p><text:s/>117,78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0.3121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35711.51649" calcext:value-type="float">
            <text:p><text:s/>1,235,71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35711.51649" calcext:value-type="float">
            <text:p><text:s/>1,235,7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49096.0519301" calcext:value-type="float">
            <text:p><text:s/>19,749,0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2743.63619" calcext:value-type="float">
            <text:p><text:s/>762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49096.0519301" calcext:value-type="float">
            <text:p><text:s/>19,749,0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2743.63619" calcext:value-type="float">
            <text:p><text:s/>762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6579428.41619" calcext:value-type="float">
            <text:p>( 16,579,4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62743.63619" calcext:value-type="float">
            <text:p>( 762,74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93718.947256" calcext:value-type="float">
            <text:p><text:s/>14,993,7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432.102983" calcext:value-type="float">
            <text:p><text:s/>122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46325.787" calcext:value-type="float">
            <text:p><text:s/>11,446,3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4.726301" calcext:value-type="float">
            <text:p><text:s/>2,2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5188.433955" calcext:value-type="float">
            <text:p><text:s/>3,545,1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432.102983" calcext:value-type="float">
            <text:p><text:s/>122,4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3209.082273" calcext:value-type="float">
            <text:p><text:s/>1,813,2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13209.082273" calcext:value-type="float">
            <text:p><text:s/>1,813,20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47144.38" calcext:value-type="float">
            <text:p><text:s/>11,347,1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70.6526145116" calcext:value-type="float">
            <text:p><text:s/>68,571 <text:s/></text:p>
          </table:table-cell>
          <table:table-cell table:number-columns-repeated="2" table:style-name="ce42" office:value-type="float" office:value="4395044.16" calcext:value-type="float">
            <text:p><text:s/>4,395,0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9261.6" calcext:value-type="float">
            <text:p><text:s/>2,079,2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856114.4" calcext:value-type="float">
            <text:p><text:s/>1,856,1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85002.64" calcext:value-type="float">
            <text:p><text:s/>-285,003 <text:s/></text:p>
          </table:table-cell>
          <table:table-cell table:number-columns-repeated="2" table:style-name="ce42" office:value-type="float" office:value="-93154.698" calcext:value-type="float">
            <text:p><text:s/>-93,1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8862.4" calcext:value-type="float">
            <text:p><text:s/>-18,862 <text:s/></text:p>
          </table:table-cell>
          <table:table-cell table:style-name="ce42" office:value-type="float" office:value="-121.55" calcext:value-type="float">
            <text:p><text:s/>-1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563576.3673855" calcext:value-type="float">
            <text:p><text:s/>11,563,576 <text:s/></text:p>
          </table:table-cell>
          <table:table-cell table:number-columns-repeated="2" table:style-name="ce43" office:value-type="float" office:value="-4301889.462" calcext:value-type="float">
            <text:p><text:s/>-4,301,88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916513.6" calcext:value-type="float">
            <text:p><text:s/>-3,916,514 <text:s/></text:p>
          </table:table-cell>
          <table:table-cell table:style-name="ce43" office:value-type="float" office:value="121.55" calcext:value-type="float">
            <text:p><text:s/>1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1897.04" calcext:value-type="float">
            <text:p><text:s/>3,821,897 <text:s/></text:p>
          </table:table-cell>
          <table:table-cell table:number-columns-repeated="2" table:style-name="ce42" office:value-type="float" office:value="14060.28" calcext:value-type="float">
            <text:p><text:s/>14,0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.4" calcext:value-type="float">
            <text:p><text:s/>14 <text:s/></text:p>
          </table:table-cell>
          <table:table-cell table:style-name="ce42" office:value-type="float" office:value="14535.2" calcext:value-type="float">
            <text:p><text:s/>14,535 <text:s/></text:p>
          </table:table-cell>
          <table:table-cell table:style-name="ce42" office:value-type="float" office:value="74.8" calcext:value-type="float">
            <text:p><text:s/>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647.4673854885" calcext:value-type="float">
            <text:p><text:s/>55,647 <text:s/></text:p>
          </table:table-cell>
          <table:table-cell table:number-columns-repeated="2" table:style-name="ce43" office:value-type="float" office:value="-104503.464" calcext:value-type="float">
            <text:p><text:s/>-104,50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4.4" calcext:value-type="float">
            <text:p><text:s/>-14 <text:s/></text:p>
          </table:table-cell>
          <table:table-cell table:style-name="ce43" office:value-type="float" office:value="94010.4" calcext:value-type="float">
            <text:p><text:s/>94,010 <text:s/></text:p>
          </table:table-cell>
          <table:table-cell table:style-name="ce43" office:value-type="float" office:value="-9200.4" calcext:value-type="float">
            <text:p><text:s/>-9,2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30652.92" calcext:value-type="float">
            <text:p><text:s/>8,130,653 <text:s/></text:p>
          </table:table-cell>
          <table:table-cell table:number-columns-repeated="2" table:style-name="ce42" office:value-type="float" office:value="11629242.378" calcext:value-type="float">
            <text:p><text:s/>11,629,2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6076" calcext:value-type="float">
            <text:p><text:s/>4,276,0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30652.92" calcext:value-type="float">
            <text:p><text:s/>8,130,653 <text:s/></text:p>
          </table:table-cell>
          <table:table-cell table:number-columns-repeated="2" table:style-name="ce42" office:value-type="float" office:value="6875844.5472" calcext:value-type="float">
            <text:p><text:s/>6,875,8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6076" calcext:value-type="float">
            <text:p><text:s/>4,276,0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753397.8308" calcext:value-type="float">
            <text:p><text:s/>4,753,3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57.88" calcext:value-type="float">
            <text:p><text:s/>3,8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45.32" calcext:value-type="float">
            <text:p><text:s/>1,9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98.52" calcext:value-type="float">
            <text:p><text:s/>1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4.04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5816684.78" calcext:value-type="float">
            <text:p><text:s/>15,816,685 <text:s/></text:p>
          </table:table-cell>
          <table:table-cell table:number-columns-repeated="2" table:style-name="ce44" office:value-type="float" office:value="7413938.22" calcext:value-type="float">
            <text:p><text:s/>7,413,93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1016.8" calcext:value-type="float">
            <text:p><text:s/>251,017 <text:s/></text:p>
          </table:table-cell>
          <table:table-cell table:style-name="ce44" office:value-type="float" office:value="9243.75" calcext:value-type="float">
            <text:p><text:s/>9,24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413938.22" calcext:value-type="float">
            <text:p><text:s/>7,413,93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1016.8" calcext:value-type="float">
            <text:p><text:s/>251,017 <text:s/></text:p>
          </table:table-cell>
          <table:table-cell table:style-name="ce44" office:value-type="float" office:value="9243.75" calcext:value-type="float">
            <text:p><text:s/>9,2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25.66" calcext:value-type="float">
            <text:p><text:s/>5,9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4.4" calcext:value-type="float">
            <text:p><text:s/>974 <text:s/></text:p>
          </table:table-cell>
          <table:table-cell table:style-name="ce42" office:value-type="float" office:value="290.7" calcext:value-type="float">
            <text:p><text:s/>2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.68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3.46" calcext:value-type="float">
            <text:p><text:s/>8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46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6.76" calcext:value-type="float">
            <text:p><text:s/>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0.78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.32" calcext:value-type="float">
            <text:p><text:s/>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8.8" calcext:value-type="float">
            <text:p><text:s/>8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48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0.28" calcext:value-type="float">
            <text:p><text:s/>20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1.6" calcext:value-type="float">
            <text:p><text:s/>102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3.1" calcext:value-type="float">
            <text:p><text:s/>1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3.74" calcext:value-type="float">
            <text:p><text:s/>1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36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3.64" calcext:value-type="float">
            <text:p><text:s/>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3.3" calcext:value-type="float">
            <text:p><text:s/>1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0.34" calcext:value-type="float">
            <text:p><text:s/>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.44" calcext:value-type="float">
            <text:p><text:s/>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17.78" calcext:value-type="float">
            <text:p><text:s/>11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2.04" calcext:value-type="float">
            <text:p><text:s/>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63.7" calcext:value-type="float">
            <text:p><text:s/>2,6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.5" calcext:value-type="float">
            <text:p><text:s/>2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48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0.84" calcext:value-type="float">
            <text:p><text:s/>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4.04" calcext:value-type="float">
            <text:p><text:s/>4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59823.90026" calcext:value-type="float">
            <text:p><text:s/>7,359,8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544.8" calcext:value-type="float">
            <text:p><text:s/>86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6544.8" calcext:value-type="float">
            <text:p><text:s/>86,5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59823.90026" calcext:value-type="float">
            <text:p><text:s/>7,359,8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224.61974" calcext:value-type="float">
            <text:p><text:s/>7,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224.61974" calcext:value-type="float">
            <text:p><text:s/>7,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964.04" calcext:value-type="float">
            <text:p><text:s/>40,9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497.6" calcext:value-type="float">
            <text:p><text:s/>163,498 <text:s/></text:p>
          </table:table-cell>
          <table:table-cell table:style-name="ce42" office:value-type="float" office:value="8953.05" calcext:value-type="float">
            <text:p><text:s/>8,9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989.5" calcext:value-type="float">
            <text:p><text:s/>4,9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.74" calcext:value-type="float">
            <text:p><text:s/>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19.34" calcext:value-type="float">
            <text:p><text:s/>7,9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64.46" calcext:value-type="float">
            <text:p><text:s/>3,1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277.38" calcext:value-type="float">
            <text:p><text:s/>27,2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497.6" calcext:value-type="float">
            <text:p><text:s/>163,498 <text:s/></text:p>
          </table:table-cell>
          <table:table-cell table:style-name="ce42" office:value-type="float" office:value="2994.55" calcext:value-type="float">
            <text:p><text:s/>2,99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577.12" calcext:value-type="float">
            <text:p><text:s/>2,5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69" calcext:value-type="float">
            <text:p><text:s/>96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16684.78" calcext:value-type="float">
            <text:p><text:s/>15,816,6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16684.78" calcext:value-type="float">
            <text:p><text:s/>15,816,6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816684.78" calcext:value-type="float">
            <text:p>( 15,816,68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3806.4" calcext:value-type="float">
            <text:p><text:s/>1,863,8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101.44" calcext:value-type="float">
            <text:p><text:s/>287,101 <text:s/></text:p>
          </table:table-cell>
          <table:table-cell table:style-name="ce42" office:value-type="float" office:value="9930" calcext:value-type="float">
            <text:p><text:s/>9,930 <text:s/></text:p>
          </table:table-cell>
          <table:table-cell table:style-name="ce42" office:value-type="float" office:value="694806.196293644" calcext:value-type="float">
            <text:p><text:s/>694,806 <text:s/></text:p>
          </table:table-cell>
          <table:table-cell table:style-name="ce42" office:value-type="float" office:value="37026.9" calcext:value-type="float">
            <text:p><text:s/>37,027 <text:s/></text:p>
          </table:table-cell>
          <table:table-cell table:style-name="ce42" office:value-type="float" office:value="36921.32" calcext:value-type="float">
            <text:p><text:s/>36,921 <text:s/></text:p>
          </table:table-cell>
          <table:table-cell table:style-name="ce42" office:value-type="float" office:value="216238.5" calcext:value-type="float">
            <text:p><text:s/>216,2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882929.44" calcext:value-type="float">
            <text:p><text:s/>8,882,929 <text:s/></text:p>
          </table:table-cell>
          <table:table-cell table:style-name="ce42" office:value-type="float" office:value="495670.08" calcext:value-type="float">
            <text:p><text:s/>495,670 <text:s/></text:p>
          </table:table-cell>
          <table:table-cell table:style-name="ce42" office:value-type="float" office:value="22.5" calcext:value-type="float">
            <text:p><text:s/>23 <text:s/></text:p>
          </table:table-cell>
          <table:table-cell table:style-name="ce42" office:value-type="float" office:value="245989.44" calcext:value-type="float">
            <text:p><text:s/>245,989 <text:s/></text:p>
          </table:table-cell>
          <table:table-cell table:style-name="ce42" office:value-type="float" office:value="236175" calcext:value-type="float">
            <text:p><text:s/>236,175 <text:s/></text:p>
          </table:table-cell>
          <table:table-cell table:style-name="ce42" office:value-type="float" office:value="37468.4425535671" calcext:value-type="float">
            <text:p><text:s/>37,468 <text:s/></text:p>
          </table:table-cell>
          <table:table-cell table:style-name="ce42" office:value-type="float" office:value="26679.6" calcext:value-type="float">
            <text:p><text:s/>26,680 <text:s/></text:p>
          </table:table-cell>
          <table:table-cell table:style-name="ce42" office:value-type="float" office:value="207636.3" calcext:value-type="float">
            <text:p><text:s/>207,636 <text:s/></text:p>
          </table:table-cell>
          <table:table-cell table:style-name="ce42" office:value-type="float" office:value="53278.2" calcext:value-type="float">
            <text:p><text:s/>53,2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63218.72" calcext:value-type="float">
            <text:p><text:s/>163,219 <text:s/></text:p>
          </table:table-cell>
          <table:table-cell table:style-name="ce42" office:value-type="float" office:value="1695726.72" calcext:value-type="float">
            <text:p><text:s/>1,695,7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0.8" calcext:value-type="float">
            <text:p><text:s/>2,3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99430.61352" calcext:value-type="float">
            <text:p><text:s/>-99,431 <text:s/></text:p>
          </table:table-cell>
          <table:table-cell table:style-name="ce42" office:value-type="float" office:value="-62802.753888" calcext:value-type="float">
            <text:p><text:s/>-62,803 <text:s/></text:p>
          </table:table-cell>
          <table:table-cell table:style-name="ce42" office:value-type="float" office:value="3561.3" calcext:value-type="float">
            <text:p><text:s/>3,561 <text:s/></text:p>
          </table:table-cell>
          <table:table-cell table:style-name="ce42" office:value-type="float" office:value="-104045.76" calcext:value-type="float">
            <text:p><text:s/>-104,046 <text:s/></text:p>
          </table:table-cell>
          <table:table-cell table:style-name="ce42" office:value-type="float" office:value="-34268" calcext:value-type="float">
            <text:p><text:s/>-34,268 <text:s/></text:p>
          </table:table-cell>
          <table:table-cell table:style-name="ce42" office:value-type="float" office:value="7026.77999999999" calcext:value-type="float">
            <text:p><text:s/>7,027 <text:s/></text:p>
          </table:table-cell>
          <table:table-cell table:style-name="ce42" office:value-type="float" office:value="-6476.4" calcext:value-type="float">
            <text:p><text:s/>-6,476 <text:s/></text:p>
          </table:table-cell>
          <table:table-cell table:style-name="ce42" office:value-type="float" office:value="910.2" calcext:value-type="float">
            <text:p><text:s/>910 <text:s/></text:p>
          </table:table-cell>
          <table:table-cell table:style-name="ce42" office:value-type="float" office:value="-173322" calcext:value-type="float">
            <text:p><text:s/>-173,3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946717.54648" calcext:value-type="float">
            <text:p><text:s/>-8,946,718 <text:s/></text:p>
          </table:table-cell>
          <table:table-cell table:style-name="ce43" office:value-type="float" office:value="-264787.646112" calcext:value-type="float">
            <text:p><text:s/>-264,788 <text:s/></text:p>
          </table:table-cell>
          <table:table-cell table:style-name="ce43" office:value-type="float" office:value="-3583.8" calcext:value-type="float">
            <text:p><text:s/>-3,584 <text:s/></text:p>
          </table:table-cell>
          <table:table-cell table:style-name="ce43" office:value-type="float" office:value="142776.96" calcext:value-type="float">
            <text:p><text:s/>142,777 <text:s/></text:p>
          </table:table-cell>
          <table:table-cell table:style-name="ce43" office:value-type="float" office:value="-191977" calcext:value-type="float">
            <text:p><text:s/>-191,977 <text:s/></text:p>
          </table:table-cell>
          <table:table-cell table:style-name="ce43" office:value-type="float" office:value="650310.973740077" calcext:value-type="float">
            <text:p><text:s/>650,311 <text:s/></text:p>
          </table:table-cell>
          <table:table-cell table:style-name="ce43" office:value-type="float" office:value="16823.7" calcext:value-type="float">
            <text:p><text:s/>16,824 <text:s/></text:p>
          </table:table-cell>
          <table:table-cell table:style-name="ce43" office:value-type="float" office:value="-171625.18" calcext:value-type="float">
            <text:p><text:s/>-171,625 <text:s/></text:p>
          </table:table-cell>
          <table:table-cell table:style-name="ce43" office:value-type="float" office:value="336282.3" calcext:value-type="float">
            <text:p><text:s/>336,2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25846.92" calcext:value-type="float">
            <text:p><text:s/>325,847 <text:s/></text:p>
          </table:table-cell>
          <table:table-cell table:style-name="ce42" office:value-type="float" office:value="2270562.24" calcext:value-type="float">
            <text:p><text:s/>2,270,562 <text:s/></text:p>
          </table:table-cell>
          <table:table-cell table:style-name="ce42" office:value-type="float" office:value="505.8" calcext:value-type="float">
            <text:p><text:s/>506 <text:s/></text:p>
          </table:table-cell>
          <table:table-cell table:style-name="ce42" office:value-type="float" office:value="24622.08" calcext:value-type="float">
            <text:p><text:s/>24,6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5.52" calcext:value-type="float">
            <text:p><text:s/>1,1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759.4" calcext:value-type="float">
            <text:p><text:s/>218,7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5746.95364" calcext:value-type="float">
            <text:p><text:s/>55,747 <text:s/></text:p>
          </table:table-cell>
          <table:table-cell table:style-name="ce43" office:value-type="float" office:value="-105712.671642" calcext:value-type="float">
            <text:p><text:s/>-105,7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5130.522580753" calcext:value-type="float">
            <text:p><text:s/>125,131 <text:s/></text:p>
          </table:table-cell>
          <table:table-cell table:style-name="ce42" office:value-type="float" office:value="2878913.51186462" calcext:value-type="float">
            <text:p><text:s/>2,878,9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005.492363542" calcext:value-type="float">
            <text:p><text:s/>492,005 <text:s/></text:p>
          </table:table-cell>
          <table:table-cell table:style-name="ce42" office:value-type="float" office:value="3177.8828276896" calcext:value-type="float">
            <text:p><text:s/>3,1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0954.96" calcext:value-type="float">
            <text:p><text:s/>120,955 <text:s/></text:p>
          </table:table-cell>
          <table:table-cell table:style-name="ce42" office:value-type="float" office:value="2522780.16" calcext:value-type="float">
            <text:p><text:s/>2,522,7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1.12" calcext:value-type="float">
            <text:p><text:s/>9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175.5625807532" calcext:value-type="float">
            <text:p><text:s/>4,176 <text:s/></text:p>
          </table:table-cell>
          <table:table-cell table:style-name="ce43" office:value-type="float" office:value="355152.231864621" calcext:value-type="float">
            <text:p><text:s/>355,1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2005.492363542" calcext:value-type="float">
            <text:p><text:s/>492,005 <text:s/></text:p>
          </table:table-cell>
          <table:table-cell table:style-name="ce43" office:value-type="float" office:value="3177.8828276896" calcext:value-type="float">
            <text:p><text:s/>3,1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006761.14012" calcext:value-type="float">
            <text:p><text:s/>14,006,761 <text:s/></text:p>
          </table:table-cell>
          <table:table-cell table:style-name="ce42" office:value-type="float" office:value="10212223.717062" calcext:value-type="float">
            <text:p><text:s/>10,212,224 <text:s/></text:p>
          </table:table-cell>
          <table:table-cell table:style-name="ce42" office:value-type="float" office:value="10782.9" calcext:value-type="float">
            <text:p><text:s/>10,783 <text:s/></text:p>
          </table:table-cell>
          <table:table-cell table:style-name="ce42" office:value-type="float" office:value="256464.96" calcext:value-type="float">
            <text:p><text:s/>256,465 <text:s/></text:p>
          </table:table-cell>
          <table:table-cell table:style-name="ce42" office:value-type="float" office:value="577632" calcext:value-type="float">
            <text:p><text:s/>577,632 <text:s/></text:p>
          </table:table-cell>
          <table:table-cell table:style-name="ce42" office:value-type="float" office:value="93907.86" calcext:value-type="float">
            <text:p><text:s/>93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4037.04" calcext:value-type="float">
            <text:p><text:s/>1,134,037 <text:s/></text:p>
          </table:table-cell>
          <table:table-cell table:style-name="ce42" office:value-type="float" office:value="1502331.722" calcext:value-type="float">
            <text:p><text:s/>1,502,3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787704.89852" calcext:value-type="float">
            <text:p><text:s/>13,787,705 <text:s/></text:p>
          </table:table-cell>
          <table:table-cell table:style-name="ce42" office:value-type="float" office:value="10212223.717062" calcext:value-type="float">
            <text:p><text:s/>10,212,224 <text:s/></text:p>
          </table:table-cell>
          <table:table-cell table:style-name="ce42" office:value-type="float" office:value="10782.9" calcext:value-type="float">
            <text:p><text:s/>10,783 <text:s/></text:p>
          </table:table-cell>
          <table:table-cell table:style-name="ce42" office:value-type="float" office:value="256464.96" calcext:value-type="float">
            <text:p><text:s/>256,465 <text:s/></text:p>
          </table:table-cell>
          <table:table-cell table:style-name="ce42" office:value-type="float" office:value="577632" calcext:value-type="float">
            <text:p><text:s/>577,632 <text:s/></text:p>
          </table:table-cell>
          <table:table-cell table:style-name="ce42" office:value-type="float" office:value="93907.86" calcext:value-type="float">
            <text:p><text:s/>93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4037.04" calcext:value-type="float">
            <text:p><text:s/>1,134,037 <text:s/></text:p>
          </table:table-cell>
          <table:table-cell table:style-name="ce42" office:value-type="float" office:value="1257927.6308" calcext:value-type="float">
            <text:p><text:s/>1,257,9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19056.2416" calcext:value-type="float">
            <text:p><text:s/>219,05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44404.0912" calcext:value-type="float">
            <text:p><text:s/>244,4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8756.76" calcext:value-type="float">
            <text:p><text:s/>38,757 <text:s/></text:p>
          </table:table-cell>
          <table:table-cell table:style-name="ce42" office:value-type="float" office:value="490357.71346273" calcext:value-type="float">
            <text:p><text:s/>490,3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4378.947636458" calcext:value-type="float">
            <text:p><text:s/>424,379 <text:s/></text:p>
          </table:table-cell>
          <table:table-cell table:style-name="ce42" office:value-type="float" office:value="7970.6771723104" calcext:value-type="float">
            <text:p><text:s/>7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0.64" calcext:value-type="float">
            <text:p><text:s/>1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63.2" calcext:value-type="float">
            <text:p><text:s/>15,1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.28" calcext:value-type="float">
            <text:p><text:s/>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8738.28" calcext:value-type="float">
            <text:p><text:s/>38,738 <text:s/></text:p>
          </table:table-cell>
          <table:table-cell table:style-name="ce42" office:value-type="float" office:value="473752.59346273" calcext:value-type="float">
            <text:p><text:s/>473,7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4378.947636458" calcext:value-type="float">
            <text:p><text:s/>424,379 <text:s/></text:p>
          </table:table-cell>
          <table:table-cell table:style-name="ce42" office:value-type="float" office:value="7970.6771723104" calcext:value-type="float">
            <text:p><text:s/>7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8.48" calcext:value-type="float">
            <text:p><text:s/>1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14562.43741925" calcext:value-type="float">
            <text:p><text:s/>4,514,562 <text:s/></text:p>
          </table:table-cell>
          <table:table-cell table:style-name="ce44" office:value-type="float" office:value="4413315.27726465" calcext:value-type="float">
            <text:p><text:s/>4,413,315 <text:s/></text:p>
          </table:table-cell>
          <table:table-cell table:style-name="ce44" office:value-type="float" office:value="6693.3" calcext:value-type="float">
            <text:p><text:s/>6,693 <text:s/></text:p>
          </table:table-cell>
          <table:table-cell table:style-name="ce44" office:value-type="float" office:value="374619.84" calcext:value-type="float">
            <text:p><text:s/>374,620 <text:s/></text:p>
          </table:table-cell>
          <table:table-cell table:style-name="ce44" office:value-type="float" office:value="385655" calcext:value-type="float">
            <text:p><text:s/>385,655 <text:s/></text:p>
          </table:table-cell>
          <table:table-cell table:style-name="ce44" office:value-type="float" office:value="743103.313740077" calcext:value-type="float">
            <text:p><text:s/>743,103 <text:s/></text:p>
          </table:table-cell>
          <table:table-cell table:style-name="ce44" office:value-type="float" office:value="16823.7" calcext:value-type="float">
            <text:p><text:s/>16,824 <text:s/></text:p>
          </table:table-cell>
          <table:table-cell table:style-name="ce44" office:value-type="float" office:value="46027.42" calcext:value-type="float">
            <text:p><text:s/>46,027 <text:s/></text:p>
          </table:table-cell>
          <table:table-cell table:style-name="ce44" office:value-type="float" office:value="1608706.062" calcext:value-type="float">
            <text:p><text:s/>1,608,7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514562.43741925" calcext:value-type="float">
            <text:p><text:s/>4,514,562 <text:s/></text:p>
          </table:table-cell>
          <table:table-cell table:style-name="ce44" office:value-type="float" office:value="4413315.27726465" calcext:value-type="float">
            <text:p><text:s/>4,413,31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1961" calcext:value-type="float">
            <text:p><text:s/>11,9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3222.597419247" calcext:value-type="float">
            <text:p><text:s/>143,223 <text:s/></text:p>
          </table:table-cell>
          <table:table-cell table:style-name="ce42" office:value-type="float" office:value="3817111.11726465" calcext:value-type="float">
            <text:p><text:s/>3,817,1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61" calcext:value-type="float">
            <text:p><text:s/>11,9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502.88" calcext:value-type="float">
            <text:p><text:s/>7,503 <text:s/></text:p>
          </table:table-cell>
          <table:table-cell table:style-name="ce42" office:value-type="float" office:value="31440.96" calcext:value-type="float">
            <text:p><text:s/>31,4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208.8" calcext:value-type="float">
            <text:p><text:s/>3,209 <text:s/></text:p>
          </table:table-cell>
          <table:table-cell table:style-name="ce42" office:value-type="float" office:value="284409.776625648" calcext:value-type="float">
            <text:p><text:s/>284,4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307.683972512" calcext:value-type="float">
            <text:p><text:s/>7,308 <text:s/></text:p>
          </table:table-cell>
          <table:table-cell table:style-name="ce42" office:value-type="float" office:value="641717.575044144" calcext:value-type="float">
            <text:p><text:s/>641,7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3.52" calcext:value-type="float">
            <text:p><text:s/>24 <text:s/></text:p>
          </table:table-cell>
          <table:table-cell table:style-name="ce42" office:value-type="float" office:value="26539.2" calcext:value-type="float">
            <text:p><text:s/>26,5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7.04" calcext:value-type="float">
            <text:p><text:s/>47 <text:s/></text:p>
          </table:table-cell>
          <table:table-cell table:style-name="ce42" office:value-type="float" office:value="6080.64" calcext:value-type="float">
            <text:p><text:s/>6,0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61.4542232236" calcext:value-type="float">
            <text:p><text:s/>561 <text:s/></text:p>
          </table:table-cell>
          <table:table-cell table:style-name="ce42" office:value-type="float" office:value="258115.971097779" calcext:value-type="float">
            <text:p><text:s/>258,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1.28" calcext:value-type="float">
            <text:p><text:s/>161 <text:s/></text:p>
          </table:table-cell>
          <table:table-cell table:style-name="ce42" office:value-type="float" office:value="1430.4" calcext:value-type="float">
            <text:p><text:s/>1,4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549.1232235112" calcext:value-type="float">
            <text:p><text:s/>65,549 <text:s/></text:p>
          </table:table-cell>
          <table:table-cell table:style-name="ce42" office:value-type="float" office:value="1136924.89830508" calcext:value-type="float">
            <text:p><text:s/>1,136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425.7887832724" calcext:value-type="float">
            <text:p><text:s/>65,426 <text:s/></text:p>
          </table:table-cell>
          <table:table-cell table:style-name="ce42" office:value-type="float" office:value="921262.227807456" calcext:value-type="float">
            <text:p><text:s/>921,2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181.7887832724" calcext:value-type="float">
            <text:p>( 3,182 <text:s/>)</text:p>
          </table:table-cell>
          <table:table-cell table:style-name="ce45" office:value-type="float" office:value="823075.794358349" calcext:value-type="float">
            <text:p>( 823,0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2244" calcext:value-type="float">
            <text:p>( 62,244 <text:s/>)</text:p>
          </table:table-cell>
          <table:table-cell table:style-name="ce45" office:value-type="float" office:value="95796.9934491072" calcext:value-type="float">
            <text:p>( 95,79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389.44" calcext:value-type="float">
            <text:p>( 2,38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.6961130988" calcext:value-type="float">
            <text:p><text:s/>1 <text:s/></text:p>
          </table:table-cell>
          <table:table-cell table:style-name="ce42" office:value-type="float" office:value="128953.924013558" calcext:value-type="float">
            <text:p><text:s/>128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6.43832714" calcext:value-type="float">
            <text:p><text:s/>76 <text:s/></text:p>
          </table:table-cell>
          <table:table-cell table:style-name="ce42" office:value-type="float" office:value="60931.786484064" calcext:value-type="float">
            <text:p><text:s/>60,9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6.2" calcext:value-type="float">
            <text:p><text:s/>46 <text:s/></text:p>
          </table:table-cell>
          <table:table-cell table:style-name="ce46" office:value-type="float" office:value="25776.96" calcext:value-type="float">
            <text:p><text:s/>25,77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494.8" calcext:value-type="float">
            <text:p><text:s/>2,495 <text:s/></text:p>
          </table:table-cell>
          <table:table-cell table:style-name="ce42" office:value-type="float" office:value="200196.48" calcext:value-type="float">
            <text:p><text:s/>200,1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98.24" calcext:value-type="float">
            <text:p><text:s/>198 <text:s/></text:p>
          </table:table-cell>
          <table:table-cell table:style-name="ce42" office:value-type="float" office:value="72232.32" calcext:value-type="float">
            <text:p><text:s/>72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53.72" calcext:value-type="float">
            <text:p><text:s/>154 <text:s/></text:p>
          </table:table-cell>
          <table:table-cell table:style-name="ce46" office:value-type="float" office:value="73504.32" calcext:value-type="float">
            <text:p><text:s/>73,50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669.8" calcext:value-type="float">
            <text:p><text:s/>16,670 <text:s/></text:p>
          </table:table-cell>
          <table:table-cell table:style-name="ce42" office:value-type="float" office:value="320325.12" calcext:value-type="float">
            <text:p><text:s/>320,3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670.6" calcext:value-type="float">
            <text:p><text:s/>14,671 <text:s/></text:p>
          </table:table-cell>
          <table:table-cell table:style-name="ce42" office:value-type="float" office:value="42440.64" calcext:value-type="float">
            <text:p><text:s/>42,4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99.2" calcext:value-type="float">
            <text:p><text:s/>1,999 <text:s/></text:p>
          </table:table-cell>
          <table:table-cell table:style-name="ce42" office:value-type="float" office:value="277884.48" calcext:value-type="float">
            <text:p><text:s/>277,8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96.96" calcext:value-type="float">
            <text:p>( 69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7045.44" calcext:value-type="float">
            <text:p>( 7,04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41.96" calcext:value-type="float">
            <text:p><text:s/>6,442 <text:s/></text:p>
          </table:table-cell>
          <table:table-cell table:style-name="ce42" office:value-type="float" office:value="472927.8816" calcext:value-type="float">
            <text:p><text:s/>472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61" calcext:value-type="float">
            <text:p><text:s/>11,96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199.2" calcext:value-type="float">
            <text:p><text:s/>6,199 <text:s/></text:p>
          </table:table-cell>
          <table:table-cell table:style-name="ce42" office:value-type="float" office:value="398045.0016" calcext:value-type="float">
            <text:p><text:s/>398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961" calcext:value-type="float">
            <text:p><text:s/>11,96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2.76" calcext:value-type="float">
            <text:p><text:s/>243 <text:s/></text:p>
          </table:table-cell>
          <table:table-cell table:style-name="ce42" office:value-type="float" office:value="74882.88" calcext:value-type="float">
            <text:p><text:s/>74,8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915.84" calcext:value-type="float">
            <text:p>( 12,91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944.16" calcext:value-type="float">
            <text:p><text:s/>944 <text:s/></text:p>
          </table:table-cell>
          <table:table-cell table:style-name="ce42" office:value-type="float" office:value="72630.72" calcext:value-type="float">
            <text:p><text:s/>72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44.36" calcext:value-type="float">
            <text:p><text:s/>444 <text:s/></text:p>
          </table:table-cell>
          <table:table-cell table:style-name="ce46" office:value-type="float" office:value="9521.28" calcext:value-type="float">
            <text:p><text:s/>9,52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631.52" calcext:value-type="float">
            <text:p><text:s/>13,632 <text:s/></text:p>
          </table:table-cell>
          <table:table-cell table:style-name="ce42" office:value-type="float" office:value="75825.6" calcext:value-type="float">
            <text:p><text:s/>75,8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661.16" calcext:value-type="float">
            <text:p><text:s/>4,661 <text:s/></text:p>
          </table:table-cell>
          <table:table-cell table:style-name="ce42" office:value-type="float" office:value="21742.08" calcext:value-type="float">
            <text:p><text:s/>21,7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38.56" calcext:value-type="float">
            <text:p><text:s/>239 <text:s/></text:p>
          </table:table-cell>
          <table:table-cell table:style-name="ce42" office:value-type="float" office:value="14934.72" calcext:value-type="float">
            <text:p><text:s/>14,9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145.256" calcext:value-type="float">
            <text:p><text:s/>1,145 <text:s/></text:p>
          </table:table-cell>
          <table:table-cell table:style-name="ce42" office:value-type="float" office:value="64.704" calcext:value-type="float">
            <text:p><text:s/>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1837.28" calcext:value-type="float">
            <text:p><text:s/>11,837 <text:s/></text:p>
          </table:table-cell>
          <table:table-cell table:style-name="ce42" office:value-type="float" office:value="57435.84" calcext:value-type="float">
            <text:p><text:s/>57,4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9110.630592" calcext:value-type="float">
            <text:p><text:s/>39,1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524144.6772" calcext:value-type="float">
            <text:p><text:s/>3,524,145 <text:s/></text:p>
          </table:table-cell>
          <table:table-cell table:style-name="ce42" office:value-type="float" office:value="154116.48" calcext:value-type="float">
            <text:p><text:s/>154,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405045.2772" calcext:value-type="float">
            <text:p><text:s/>3,405,0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9149.68" calcext:value-type="float">
            <text:p><text:s/>29,15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9949.72" calcext:value-type="float">
            <text:p><text:s/>89,950 <text:s/></text:p>
          </table:table-cell>
          <table:table-cell table:style-name="ce42" office:value-type="float" office:value="154116.48" calcext:value-type="float">
            <text:p><text:s/>154,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72107.4428" calcext:value-type="float">
            <text:p><text:s/>472,107 <text:s/></text:p>
          </table:table-cell>
          <table:table-cell table:style-name="ce42" office:value-type="float" office:value="19111.68" calcext:value-type="float">
            <text:p><text:s/>19,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1295.1628" calcext:value-type="float">
            <text:p><text:s/>51,295 <text:s/></text:p>
          </table:table-cell>
          <table:table-cell table:style-name="ce42" office:value-type="float" office:value="2973.12" calcext:value-type="float">
            <text:p><text:s/>2,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420812.28" calcext:value-type="float">
            <text:p><text:s/>420,812 <text:s/></text:p>
          </table:table-cell>
          <table:table-cell table:style-name="ce43" office:value-type="float" office:value="16138.56" calcext:value-type="float">
            <text:p><text:s/>16,13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5087.72" calcext:value-type="float">
            <text:p><text:s/>375,088 <text:s/></text:p>
          </table:table-cell>
          <table:table-cell table:style-name="ce42" office:value-type="float" office:value="422976" calcext:value-type="float">
            <text:p><text:s/>422,9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6361.24" calcext:value-type="float">
            <text:p><text:s/>86,361 <text:s/></text:p>
          </table:table-cell>
          <table:table-cell table:style-name="ce42" office:value-type="float" office:value="355118.4" calcext:value-type="float">
            <text:p><text:s/>355,1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402.8" calcext:value-type="float">
            <text:p><text:s/>1,403 <text:s/></text:p>
          </table:table-cell>
          <table:table-cell table:style-name="ce42" office:value-type="float" office:value="7448.64" calcext:value-type="float">
            <text:p><text:s/>7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623.92" calcext:value-type="float">
            <text:p><text:s/>11,624 <text:s/></text:p>
          </table:table-cell>
          <table:table-cell table:style-name="ce42" office:value-type="float" office:value="211.2" calcext:value-type="float">
            <text:p><text:s/>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152.08" calcext:value-type="float">
            <text:p><text:s/>2,15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41.52" calcext:value-type="float">
            <text:p><text:s/>1,242 <text:s/></text:p>
          </table:table-cell>
          <table:table-cell table:style-name="ce42" office:value-type="float" office:value="2382.72" calcext:value-type="float">
            <text:p><text:s/>2,3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1702.68" calcext:value-type="float">
            <text:p><text:s/>211,703 <text:s/></text:p>
          </table:table-cell>
          <table:table-cell table:style-name="ce42" office:value-type="float" office:value="4245.12" calcext:value-type="float">
            <text:p><text:s/>4,2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603.48" calcext:value-type="float">
            <text:p><text:s/>60,603 <text:s/></text:p>
          </table:table-cell>
          <table:table-cell table:style-name="ce43" office:value-type="float" office:value="53569.92" calcext:value-type="float">
            <text:p><text:s/>53,57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3.3" calcext:value-type="float">
            <text:p><text:s/>6,693 <text:s/></text:p>
          </table:table-cell>
          <table:table-cell table:style-name="ce42" office:value-type="float" office:value="374619.84" calcext:value-type="float">
            <text:p><text:s/>374,620 <text:s/></text:p>
          </table:table-cell>
          <table:table-cell table:style-name="ce42" office:value-type="float" office:value="385655" calcext:value-type="float">
            <text:p><text:s/>385,655 <text:s/></text:p>
          </table:table-cell>
          <table:table-cell table:style-name="ce42" office:value-type="float" office:value="743103.313740077" calcext:value-type="float">
            <text:p><text:s/>743,103 <text:s/></text:p>
          </table:table-cell>
          <table:table-cell table:style-name="ce42" office:value-type="float" office:value="16823.7" calcext:value-type="float">
            <text:p><text:s/>16,824 <text:s/></text:p>
          </table:table-cell>
          <table:table-cell table:style-name="ce42" office:value-type="float" office:value="46027.42" calcext:value-type="float">
            <text:p><text:s/>46,027 <text:s/></text:p>
          </table:table-cell>
          <table:table-cell table:style-name="ce42" office:value-type="float" office:value="1596745.062" calcext:value-type="float">
            <text:p><text:s/>1,596,7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93.3" calcext:value-type="float">
            <text:p><text:s/>6,693 <text:s/></text:p>
          </table:table-cell>
          <table:table-cell table:style-name="ce42" office:value-type="float" office:value="374619.84" calcext:value-type="float">
            <text:p><text:s/>374,620 <text:s/></text:p>
          </table:table-cell>
          <table:table-cell table:style-name="ce42" office:value-type="float" office:value="385655" calcext:value-type="float">
            <text:p><text:s/>385,655 <text:s/></text:p>
          </table:table-cell>
          <table:table-cell table:style-name="ce42" office:value-type="float" office:value="743103.313740077" calcext:value-type="float">
            <text:p><text:s/>743,103 <text:s/></text:p>
          </table:table-cell>
          <table:table-cell table:style-name="ce42" office:value-type="float" office:value="16823.7" calcext:value-type="float">
            <text:p><text:s/>16,824 <text:s/></text:p>
          </table:table-cell>
          <table:table-cell table:style-name="ce42" office:value-type="float" office:value="46027.42" calcext:value-type="float">
            <text:p><text:s/>46,027 <text:s/></text:p>
          </table:table-cell>
          <table:table-cell table:style-name="ce42" office:value-type="float" office:value="1596745.062" calcext:value-type="float">
            <text:p><text:s/>1,596,74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28479.008816295" calcext:value-type="float">
            <text:p><text:s/>528,479 <text:s/></text:p>
          </table:table-cell>
          <table:table-cell table:style-name="ce42" office:value-type="float" office:value="12705822.8979887" calcext:value-type="float">
            <text:p><text:s/>12,705,8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381.845422" calcext:value-type="float">
            <text:p><text:s/>1,623,382 <text:s/></text:p>
          </table:table-cell>
          <table:table-cell table:style-name="ce42" office:value-type="float" office:value="13603.092046" calcext:value-type="float">
            <text:p><text:s/>13,60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22369.375097295" calcext:value-type="float">
            <text:p><text:s/>522,369 <text:s/></text:p>
          </table:table-cell>
          <table:table-cell table:style-name="ce42" office:value-type="float" office:value="10923956.4119027" calcext:value-type="float">
            <text:p><text:s/>10,923,9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4.726301" calcext:value-type="float">
            <text:p><text:s/>2,2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109.633719" calcext:value-type="float">
            <text:p><text:s/>6,110 <text:s/></text:p>
          </table:table-cell>
          <table:table-cell table:style-name="ce42" office:value-type="float" office:value="1779661.759785" calcext:value-type="float">
            <text:p><text:s/>1,779,6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381.845422" calcext:value-type="float">
            <text:p><text:s/>1,623,382 <text:s/></text:p>
          </table:table-cell>
          <table:table-cell table:style-name="ce42" office:value-type="float" office:value="13603.092046" calcext:value-type="float">
            <text:p><text:s/>13,60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75.59707" calcext:value-type="float">
            <text:p><text:s/>46,5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6633.485203" calcext:value-type="float">
            <text:p><text:s/>1,766,633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575.59707" calcext:value-type="float">
            <text:p><text:s/>46,5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66633.485203" calcext:value-type="float">
            <text:p><text:s/>1,766,633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85884.8" calcext:value-type="float">
            <text:p><text:s/>285,88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56852.0024464" calcext:value-type="float">
            <text:p><text:s/>1,556,852 <text:s/></text:p>
          </table:table-cell>
          <table:table-cell table:style-name="ce41" office:value-type="float" office:value="247415.1814464" calcext:value-type="float">
            <text:p><text:s/>247,415 <text:s/></text:p>
          </table:table-cell>
          <table:table-cell table:style-name="ce41" office:value-type="float" office:value="219105.0516" calcext:value-type="float">
            <text:p><text:s/>219,105 <text:s/></text:p>
          </table:table-cell>
          <table:table-cell table:style-name="ce41" office:value-type="float" office:value="16042.86012" calcext:value-type="float">
            <text:p><text:s/>16,043 <text:s/></text:p>
          </table:table-cell>
          <table:table-cell table:style-name="ce41" office:value-type="float" office:value="12267.2697264" calcext:value-type="float">
            <text:p><text:s/>12,267 <text:s/></text:p>
          </table:table-cell>
          <table:table-cell table:style-name="ce41" office:value-type="float" office:value="1309436.821" calcext:value-type="float">
            <text:p><text:s/>1,309,43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690861.5224286" calcext:value-type="float">
            <text:p><text:s/>10,690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0861.5224286" calcext:value-type="float">
            <text:p><text:s/>10,690,862 <text:s/></text:p>
          </table:table-cell>
          <table:table-cell table:number-columns-repeated="2" table:style-name="ce42" office:value-type="float" office:value="12.23145" calcext:value-type="float">
            <text:p><text:s/>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.23145" calcext:value-type="float">
            <text:p><text:s/>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59801.68512406" calcext:value-type="float">
            <text:p><text:s/>159,802 <text:s/></text:p>
          </table:table-cell>
          <table:table-cell table:style-name="ce42" office:value-type="float" office:value="82231.7984" calcext:value-type="float">
            <text:p><text:s/>82,232 <text:s/></text:p>
          </table:table-cell>
          <table:table-cell table:style-name="ce42" office:value-type="float" office:value="77569.8867240598" calcext:value-type="float">
            <text:p><text:s/>77,570 <text:s/></text:p>
          </table:table-cell>
          <table:table-cell table:number-columns-repeated="2" table:style-name="ce42" office:value-type="float" office:value="2797.20903" calcext:value-type="float">
            <text:p><text:s/>2,7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7.20903" calcext:value-type="float">
            <text:p><text:s/>2,7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816944.6373046" calcext:value-type="float">
            <text:p><text:s/>10,816,945 <text:s/></text:p>
          </table:table-cell>
          <table:table-cell table:style-name="ce43" office:value-type="float" office:value="203653.0016" calcext:value-type="float">
            <text:p><text:s/>203,653 <text:s/></text:p>
          </table:table-cell>
          <table:table-cell table:style-name="ce43" office:value-type="float" office:value="10613291.6357046" calcext:value-type="float">
            <text:p><text:s/>10,613,292 <text:s/></text:p>
          </table:table-cell>
          <table:table-cell table:style-name="ce43" office:value-type="float" office:value="1554067.0248664" calcext:value-type="float">
            <text:p><text:s/>1,554,067 <text:s/></text:p>
          </table:table-cell>
          <table:table-cell table:style-name="ce43" office:value-type="float" office:value="244630.2038664" calcext:value-type="float">
            <text:p><text:s/>244,630 <text:s/></text:p>
          </table:table-cell>
          <table:table-cell table:style-name="ce43" office:value-type="float" office:value="219105.0516" calcext:value-type="float">
            <text:p><text:s/>219,105 <text:s/></text:p>
          </table:table-cell>
          <table:table-cell table:style-name="ce43" office:value-type="float" office:value="13257.88254" calcext:value-type="float">
            <text:p><text:s/>13,258 <text:s/></text:p>
          </table:table-cell>
          <table:table-cell table:style-name="ce43" office:value-type="float" office:value="12267.2697264" calcext:value-type="float">
            <text:p><text:s/>12,267 <text:s/></text:p>
          </table:table-cell>
          <table:table-cell table:style-name="ce43" office:value-type="float" office:value="1309436.821" calcext:value-type="float">
            <text:p><text:s/>1,309,4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1511932.6357046" calcext:value-type="float">
            <text:p><text:s/>11,511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11932.6357046" calcext:value-type="float">
            <text:p><text:s/>11,511,933 <text:s/></text:p>
          </table:table-cell>
          <table:table-cell table:number-columns-repeated="2" table:style-name="ce42" office:value-type="float" office:value="11851.14444" calcext:value-type="float">
            <text:p><text:s/>11,8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51.14444" calcext:value-type="float">
            <text:p><text:s/>11,8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51839.892" calcext:value-type="float">
            <text:p><text:s/>-151,840 <text:s/></text:p>
          </table:table-cell>
          <table:table-cell table:style-name="ce43" office:value-type="float" office:value="-1217.0008" calcext:value-type="float">
            <text:p><text:s/>-1,217 <text:s/></text:p>
          </table:table-cell>
          <table:table-cell table:style-name="ce43" office:value-type="float" office:value="-150622.8912" calcext:value-type="float">
            <text:p><text:s/>-150,623 <text:s/></text:p>
          </table:table-cell>
          <table:table-cell table:style-name="ce43" office:value-type="float" office:value="853.397340000047" calcext:value-type="float">
            <text:p><text:s/>853 <text:s/></text:p>
          </table:table-cell>
          <table:table-cell table:style-name="ce43" office:value-type="float" office:value="853.397340000007" calcext:value-type="float">
            <text:p><text:s/>853 <text:s/></text:p>
          </table:table-cell>
          <table:table-cell table:style-name="ce43" office:value-type="float" office:value="0.000000000007" calcext:value-type="float">
            <text:p><text:s/>0 <text:s/></text:p>
          </table:table-cell>
          <table:table-cell table:style-name="ce43" office:value-type="float" office:value="853.39734" calcext:value-type="float">
            <text:p><text:s/>85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4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588289.41236144" calcext:value-type="float">
            <text:p><text:s/>8,588,289 <text:s/></text:p>
          </table:table-cell>
          <table:table-cell table:style-name="ce42" office:value-type="float" office:value="1452.275114" calcext:value-type="float">
            <text:p><text:s/>1,452 <text:s/></text:p>
          </table:table-cell>
          <table:table-cell table:style-name="ce42" office:value-type="float" office:value="8586837.13724744" calcext:value-type="float">
            <text:p><text:s/>8,586,837 <text:s/></text:p>
          </table:table-cell>
          <table:table-cell table:style-name="ce42" office:value-type="float" office:value="1083065.3705401" calcext:value-type="float">
            <text:p><text:s/>1,083,065 <text:s/></text:p>
          </table:table-cell>
          <table:table-cell table:style-name="ce42" office:value-type="float" office:value="44804.0326080558" calcext:value-type="float">
            <text:p><text:s/>44,804 <text:s/></text:p>
          </table:table-cell>
          <table:table-cell table:style-name="ce42" office:value-type="float" office:value="35364.009863707" calcext:value-type="float">
            <text:p><text:s/>35,3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40.02274434881" calcext:value-type="float">
            <text:p><text:s/>9,440 <text:s/></text:p>
          </table:table-cell>
          <table:table-cell table:style-name="ce42" office:value-type="float" office:value="1038261.33793205" calcext:value-type="float">
            <text:p><text:s/>1,038,2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2655.7" calcext:value-type="float">
            <text:p><text:s/>22,6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55.7" calcext:value-type="float">
            <text:p><text:s/>22,6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448692.4" calcext:value-type="float">
            <text:p><text:s/>8,448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48692.4" calcext:value-type="float">
            <text:p><text:s/>8,448,6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04.9015" calcext:value-type="float">
            <text:p><text:s/>18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04.9015" calcext:value-type="float">
            <text:p><text:s/>18,30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6941.312361444" calcext:value-type="float">
            <text:p><text:s/>116,941 <text:s/></text:p>
          </table:table-cell>
          <table:table-cell table:style-name="ce43" office:value-type="float" office:value="1452.275114" calcext:value-type="float">
            <text:p><text:s/>1,452 <text:s/></text:p>
          </table:table-cell>
          <table:table-cell table:style-name="ce43" office:value-type="float" office:value="115489.037247444" calcext:value-type="float">
            <text:p><text:s/>115,489 <text:s/></text:p>
          </table:table-cell>
          <table:table-cell table:style-name="ce43" office:value-type="float" office:value="1064760.4690401" calcext:value-type="float">
            <text:p><text:s/>1,064,760 <text:s/></text:p>
          </table:table-cell>
          <table:table-cell table:style-name="ce43" office:value-type="float" office:value="44804.0326080558" calcext:value-type="float">
            <text:p><text:s/>44,804 <text:s/></text:p>
          </table:table-cell>
          <table:table-cell table:style-name="ce43" office:value-type="float" office:value="35364.009863707" calcext:value-type="float">
            <text:p><text:s/>35,36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440.02274434881" calcext:value-type="float">
            <text:p><text:s/>9,440 <text:s/></text:p>
          </table:table-cell>
          <table:table-cell table:style-name="ce43" office:value-type="float" office:value="1019956.43643205" calcext:value-type="float">
            <text:p><text:s/>1,019,9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482257.6" calcext:value-type="float">
            <text:p><text:s/>11,482,258 <text:s/></text:p>
          </table:table-cell>
          <table:table-cell table:style-name="ce42" office:value-type="float" office:value="898641" calcext:value-type="float">
            <text:p><text:s/>898,641 <text:s/></text:p>
          </table:table-cell>
          <table:table-cell table:style-name="ce42" office:value-type="float" office:value="10583616.6" calcext:value-type="float">
            <text:p><text:s/>10,583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1482257.6" calcext:value-type="float">
            <text:p><text:s/>11,482,258 <text:s/></text:p>
          </table:table-cell>
          <table:table-cell table:style-name="ce43" office:value-type="float" office:value="898641" calcext:value-type="float">
            <text:p><text:s/>898,641 <text:s/></text:p>
          </table:table-cell>
          <table:table-cell table:style-name="ce43" office:value-type="float" office:value="10583616.6" calcext:value-type="float">
            <text:p><text:s/>10,583,61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21487.790935891" calcext:value-type="float">
            <text:p><text:s/>421,488 <text:s/></text:p>
          </table:table-cell>
          <table:table-cell table:style-name="ce42" office:value-type="float" office:value="2385.7376" calcext:value-type="float">
            <text:p><text:s/>2,386 <text:s/></text:p>
          </table:table-cell>
          <table:table-cell table:style-name="ce42" office:value-type="float" office:value="419102.053335891" calcext:value-type="float">
            <text:p><text:s/>419,102 <text:s/></text:p>
          </table:table-cell>
          <table:table-cell table:number-columns-repeated="2" table:style-name="ce42" office:value-type="float" office:value="553.34076" calcext:value-type="float">
            <text:p><text:s/>5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.34076" calcext:value-type="float">
            <text:p><text:s/>5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10803.653335891" calcext:value-type="float">
            <text:p><text:s/>410,804 <text:s/></text:p>
          </table:table-cell>
          <table:table-cell table:style-name="ce42" office:value-type="float" office:value="1810.4" calcext:value-type="float">
            <text:p><text:s/>1,810 <text:s/></text:p>
          </table:table-cell>
          <table:table-cell table:style-name="ce42" office:value-type="float" office:value="408993.253335891" calcext:value-type="float">
            <text:p><text:s/>408,993 <text:s/></text:p>
          </table:table-cell>
          <table:table-cell table:number-columns-repeated="2" table:style-name="ce42" office:value-type="float" office:value="553.34076" calcext:value-type="float">
            <text:p><text:s/>5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.34076" calcext:value-type="float">
            <text:p><text:s/>5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684.1376" calcext:value-type="float">
            <text:p><text:s/>10,684 <text:s/></text:p>
          </table:table-cell>
          <table:table-cell table:style-name="ce42" office:value-type="float" office:value="575.3376" calcext:value-type="float">
            <text:p><text:s/>575 <text:s/></text:p>
          </table:table-cell>
          <table:table-cell table:style-name="ce42" office:value-type="float" office:value="10108.8" calcext:value-type="float">
            <text:p><text:s/>10,1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929332.29030267" calcext:value-type="float">
            <text:p><text:s/>1,929,332 <text:s/></text:p>
          </table:table-cell>
          <table:table-cell table:style-name="ce44" office:value-type="float" office:value="1099672.989686" calcext:value-type="float">
            <text:p><text:s/>1,099,673 <text:s/></text:p>
          </table:table-cell>
          <table:table-cell table:style-name="ce44" office:value-type="float" office:value="829659.300616665" calcext:value-type="float">
            <text:p><text:s/>829,659 <text:s/></text:p>
          </table:table-cell>
          <table:table-cell table:style-name="ce44" office:value-type="float" office:value="457743.771786297" calcext:value-type="float">
            <text:p><text:s/>457,744 <text:s/></text:p>
          </table:table-cell>
          <table:table-cell table:style-name="ce44" office:value-type="float" office:value="186568.288718344" calcext:value-type="float">
            <text:p><text:s/>186,568 <text:s/></text:p>
          </table:table-cell>
          <table:table-cell table:style-name="ce44" office:value-type="float" office:value="183741.041736293" calcext:value-type="float">
            <text:p><text:s/>183,74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27.24698205119" calcext:value-type="float">
            <text:p><text:s/>2,827 <text:s/></text:p>
          </table:table-cell>
          <table:table-cell table:style-name="ce44" office:value-type="float" office:value="271175.483067953" calcext:value-type="float">
            <text:p><text:s/>271,17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929332.29030267" calcext:value-type="float">
            <text:p><text:s/>1,929,332 <text:s/></text:p>
          </table:table-cell>
          <table:table-cell table:style-name="ce44" office:value-type="float" office:value="1099672.989686" calcext:value-type="float">
            <text:p><text:s/>1,099,673 <text:s/></text:p>
          </table:table-cell>
          <table:table-cell table:style-name="ce44" office:value-type="float" office:value="829659.300616665" calcext:value-type="float">
            <text:p><text:s/>829,659 <text:s/></text:p>
          </table:table-cell>
          <table:table-cell table:style-name="ce44" office:value-type="float" office:value="457743.771786297" calcext:value-type="float">
            <text:p><text:s/>457,744 <text:s/></text:p>
          </table:table-cell>
          <table:table-cell table:style-name="ce44" office:value-type="float" office:value="186568.288718344" calcext:value-type="float">
            <text:p><text:s/>186,568 <text:s/></text:p>
          </table:table-cell>
          <table:table-cell table:style-name="ce44" office:value-type="float" office:value="183741.041736293" calcext:value-type="float">
            <text:p><text:s/>183,74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827.24698205119" calcext:value-type="float">
            <text:p><text:s/>2,827 <text:s/></text:p>
          </table:table-cell>
          <table:table-cell table:style-name="ce44" office:value-type="float" office:value="271175.483067953" calcext:value-type="float">
            <text:p><text:s/>271,1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31046.883302665" calcext:value-type="float">
            <text:p><text:s/>831,047 <text:s/></text:p>
          </table:table-cell>
          <table:table-cell table:style-name="ce42" office:value-type="float" office:value="261028.148886" calcext:value-type="float">
            <text:p><text:s/>261,028 <text:s/></text:p>
          </table:table-cell>
          <table:table-cell table:style-name="ce42" office:value-type="float" office:value="570018.734416665" calcext:value-type="float">
            <text:p><text:s/>570,019 <text:s/></text:p>
          </table:table-cell>
          <table:table-cell table:style-name="ce42" office:value-type="float" office:value="457743.771786297" calcext:value-type="float">
            <text:p><text:s/>457,744 <text:s/></text:p>
          </table:table-cell>
          <table:table-cell table:style-name="ce42" office:value-type="float" office:value="186568.288718344" calcext:value-type="float">
            <text:p><text:s/>186,568 <text:s/></text:p>
          </table:table-cell>
          <table:table-cell table:style-name="ce42" office:value-type="float" office:value="183741.041736293" calcext:value-type="float">
            <text:p><text:s/>183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27.24698205119" calcext:value-type="float">
            <text:p><text:s/>2,827 <text:s/></text:p>
          </table:table-cell>
          <table:table-cell table:style-name="ce42" office:value-type="float" office:value="271175.483067953" calcext:value-type="float">
            <text:p><text:s/>271,1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0" calcext:value-type="float">
            <text:p><text:s/>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475.449886" calcext:value-type="float">
            <text:p><text:s/>15,475 <text:s/></text:p>
          </table:table-cell>
          <table:table-cell table:style-name="ce42" office:value-type="float" office:value="10389.260086" calcext:value-type="float">
            <text:p><text:s/>10,389 <text:s/></text:p>
          </table:table-cell>
          <table:table-cell table:style-name="ce42" office:value-type="float" office:value="5086.1898" calcext:value-type="float">
            <text:p><text:s/>5,086 <text:s/></text:p>
          </table:table-cell>
          <table:table-cell table:number-columns-repeated="3" table:style-name="ce42" office:value-type="float" office:value="26347.8028539309" calcext:value-type="float">
            <text:p><text:s/>26,3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8877.3144" calcext:value-type="float">
            <text:p><text:s/>38,877 <text:s/></text:p>
          </table:table-cell>
          <table:table-cell table:style-name="ce42" office:value-type="float" office:value="3499.9056" calcext:value-type="float">
            <text:p><text:s/>3,500 <text:s/></text:p>
          </table:table-cell>
          <table:table-cell table:style-name="ce42" office:value-type="float" office:value="35377.4088" calcext:value-type="float">
            <text:p><text:s/>35,3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85.8922" calcext:value-type="float">
            <text:p><text:s/>486 <text:s/></text:p>
          </table:table-cell>
          <table:table-cell table:style-name="ce42" office:value-type="float" office:value="215.5088" calcext:value-type="float">
            <text:p><text:s/>216 <text:s/></text:p>
          </table:table-cell>
          <table:table-cell table:style-name="ce42" office:value-type="float" office:value="270.3834" calcext:value-type="float">
            <text:p><text:s/>2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626.6734" calcext:value-type="float">
            <text:p><text:s/>1,627 <text:s/></text:p>
          </table:table-cell>
          <table:table-cell table:style-name="ce42" office:value-type="float" office:value="522.6128" calcext:value-type="float">
            <text:p><text:s/>523 <text:s/></text:p>
          </table:table-cell>
          <table:table-cell table:style-name="ce42" office:value-type="float" office:value="1104.0606" calcext:value-type="float">
            <text:p><text:s/>1,1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666.9432" calcext:value-type="float">
            <text:p><text:s/>10,667 <text:s/></text:p>
          </table:table-cell>
          <table:table-cell table:style-name="ce42" office:value-type="float" office:value="3942.7192" calcext:value-type="float">
            <text:p><text:s/>3,943 <text:s/></text:p>
          </table:table-cell>
          <table:table-cell table:style-name="ce42" office:value-type="float" office:value="6724.224" calcext:value-type="float">
            <text:p><text:s/>6,724 <text:s/></text:p>
          </table:table-cell>
          <table:table-cell table:style-name="ce42" office:value-type="float" office:value="175435.032438597" calcext:value-type="float">
            <text:p><text:s/>175,435 <text:s/></text:p>
          </table:table-cell>
          <table:table-cell table:number-columns-repeated="2" table:style-name="ce42" office:value-type="float" office:value="157393.238882362" calcext:value-type="float">
            <text:p><text:s/>157,3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41.793556235" calcext:value-type="float">
            <text:p><text:s/>18,0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09.9428" calcext:value-type="float">
            <text:p><text:s/>1,110 <text:s/></text:p>
          </table:table-cell>
          <table:table-cell table:style-name="ce42" office:value-type="float" office:value="574.3312" calcext:value-type="float">
            <text:p><text:s/>574 <text:s/></text:p>
          </table:table-cell>
          <table:table-cell table:style-name="ce42" office:value-type="float" office:value="535.6116" calcext:value-type="float">
            <text:p><text:s/>5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8910.467216665" calcext:value-type="float">
            <text:p><text:s/>128,910 <text:s/></text:p>
          </table:table-cell>
          <table:table-cell table:style-name="ce42" office:value-type="float" office:value="6799.2976" calcext:value-type="float">
            <text:p><text:s/>6,799 <text:s/></text:p>
          </table:table-cell>
          <table:table-cell table:style-name="ce42" office:value-type="float" office:value="122111.169616665" calcext:value-type="float">
            <text:p><text:s/>122,111 <text:s/></text:p>
          </table:table-cell>
          <table:table-cell table:style-name="ce42" office:value-type="float" office:value="531.323481116787" calcext:value-type="float">
            <text:p><text:s/>531 <text:s/></text:p>
          </table:table-cell>
          <table:table-cell table:style-name="ce42" office:value-type="float" office:value="521.073969491187" calcext:value-type="float">
            <text:p><text:s/>5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.073969491187" calcext:value-type="float">
            <text:p><text:s/>521 <text:s/></text:p>
          </table:table-cell>
          <table:table-cell table:style-name="ce42" office:value-type="float" office:value="10.2495116256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5330.133916665" calcext:value-type="float">
            <text:p><text:s/>85,330 <text:s/></text:p>
          </table:table-cell>
          <table:table-cell table:style-name="ce42" office:value-type="float" office:value="6673.6976" calcext:value-type="float">
            <text:p><text:s/>6,674 <text:s/></text:p>
          </table:table-cell>
          <table:table-cell table:style-name="ce42" office:value-type="float" office:value="78656.436316665" calcext:value-type="float">
            <text:p><text:s/>78,656 <text:s/></text:p>
          </table:table-cell>
          <table:table-cell table:style-name="ce42" office:value-type="float" office:value="531.323481116787" calcext:value-type="float">
            <text:p><text:s/>531 <text:s/></text:p>
          </table:table-cell>
          <table:table-cell table:style-name="ce42" office:value-type="float" office:value="521.073969491187" calcext:value-type="float">
            <text:p><text:s/>5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.073969491187" calcext:value-type="float">
            <text:p><text:s/>521 <text:s/></text:p>
          </table:table-cell>
          <table:table-cell table:style-name="ce42" office:value-type="float" office:value="10.2495116256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1752.3762" calcext:value-type="float">
            <text:p>( 21,752 <text:s/>)</text:p>
          </table:table-cell>
          <table:table-cell table:style-name="ce45" office:value-type="float" office:value="1602.4976" calcext:value-type="float">
            <text:p>( 1,602 <text:s/>)</text:p>
          </table:table-cell>
          <table:table-cell table:style-name="ce45" office:value-type="float" office:value="20149.8786" calcext:value-type="float">
            <text:p>( 20,150 <text:s/>)</text:p>
          </table:table-cell>
          <table:table-cell table:style-name="ce45" office:value-type="float" office:value="10.2495116256" calcext:value-type="float">
            <text:p>( 1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.2495116256" calcext:value-type="float">
            <text:p>( 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0419.357716665" calcext:value-type="float">
            <text:p>( 60,419 <text:s/>)</text:p>
          </table:table-cell>
          <table:table-cell table:style-name="ce45" office:value-type="float" office:value="1912.8" calcext:value-type="float">
            <text:p>( 1,913 <text:s/>)</text:p>
          </table:table-cell>
          <table:table-cell table:style-name="ce45" office:value-type="float" office:value="58506.557716665" calcext:value-type="float">
            <text:p>( 58,507 <text:s/>)</text:p>
          </table:table-cell>
          <table:table-cell table:number-columns-repeated="2" table:style-name="ce45" office:value-type="float" office:value="521.073969491187" calcext:value-type="float">
            <text:p>( 521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21.073969491187" calcext:value-type="float">
            <text:p>( 521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158.4" calcext:value-type="float">
            <text:p>( 3,15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47.1" calcext:value-type="float">
            <text:p><text:s/>247 <text:s/></text:p>
          </table:table-cell>
          <table:table-cell table:style-name="ce42" office:value-type="float" office:value="125.6" calcext:value-type="float">
            <text:p><text:s/>126 <text:s/></text:p>
          </table:table-cell>
          <table:table-cell table:style-name="ce42" office:value-type="float" office:value="121.5" calcext:value-type="float">
            <text:p><text:s/>1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3333.2333" calcext:value-type="float">
            <text:p><text:s/>43,3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333.2333" calcext:value-type="float">
            <text:p><text:s/>43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105.311" calcext:value-type="float">
            <text:p><text:s/>5,105 <text:s/></text:p>
          </table:table-cell>
          <table:table-cell table:style-name="ce42" office:value-type="float" office:value="2524.9552" calcext:value-type="float">
            <text:p><text:s/>2,525 <text:s/></text:p>
          </table:table-cell>
          <table:table-cell table:style-name="ce42" office:value-type="float" office:value="2580.3558" calcext:value-type="float">
            <text:p><text:s/>2,5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75.3142" calcext:value-type="float">
            <text:p><text:s/>775 <text:s/></text:p>
          </table:table-cell>
          <table:table-cell table:style-name="ce42" office:value-type="float" office:value="269.3864" calcext:value-type="float">
            <text:p><text:s/>269 <text:s/></text:p>
          </table:table-cell>
          <table:table-cell table:style-name="ce42" office:value-type="float" office:value="505.9278" calcext:value-type="float">
            <text:p><text:s/>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457.4629" calcext:value-type="float">
            <text:p><text:s/>11,457 <text:s/></text:p>
          </table:table-cell>
          <table:table-cell table:style-name="ce46" office:value-type="float" office:value="1195.7088" calcext:value-type="float">
            <text:p><text:s/>1,196 <text:s/></text:p>
          </table:table-cell>
          <table:table-cell table:style-name="ce46" office:value-type="float" office:value="10261.7541" calcext:value-type="float">
            <text:p><text:s/>10,26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1966.5954" calcext:value-type="float">
            <text:p><text:s/>181,967 <text:s/></text:p>
          </table:table-cell>
          <table:table-cell table:style-name="ce42" office:value-type="float" office:value="127133.208" calcext:value-type="float">
            <text:p><text:s/>127,133 <text:s/></text:p>
          </table:table-cell>
          <table:table-cell table:style-name="ce42" office:value-type="float" office:value="54833.3874" calcext:value-type="float">
            <text:p><text:s/>54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536.5183" calcext:value-type="float">
            <text:p><text:s/>537 <text:s/></text:p>
          </table:table-cell>
          <table:table-cell table:style-name="ce42" office:value-type="float" office:value="172.408" calcext:value-type="float">
            <text:p><text:s/>172 <text:s/></text:p>
          </table:table-cell>
          <table:table-cell table:style-name="ce42" office:value-type="float" office:value="364.1103" calcext:value-type="float">
            <text:p><text:s/>3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1430.0771" calcext:value-type="float">
            <text:p><text:s/>181,430 <text:s/></text:p>
          </table:table-cell>
          <table:table-cell table:style-name="ce42" office:value-type="float" office:value="126960.8" calcext:value-type="float">
            <text:p><text:s/>126,961 <text:s/></text:p>
          </table:table-cell>
          <table:table-cell table:style-name="ce42" office:value-type="float" office:value="54469.2771" calcext:value-type="float">
            <text:p><text:s/>54,4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0500.6205" calcext:value-type="float">
            <text:p>( 60,501 <text:s/>)</text:p>
          </table:table-cell>
          <table:table-cell table:style-name="ce45" office:value-type="float" office:value="59870.4" calcext:value-type="float">
            <text:p>( 59,870 <text:s/>)</text:p>
          </table:table-cell>
          <table:table-cell table:style-name="ce45" office:value-type="float" office:value="630.2205" calcext:value-type="float">
            <text:p>( 6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47492.6566" calcext:value-type="float">
            <text:p>( 47,493 <text:s/>)</text:p>
          </table:table-cell>
          <table:table-cell table:style-name="ce47" office:value-type="float" office:value="27968.8" calcext:value-type="float">
            <text:p>( 27,969 <text:s/>)</text:p>
          </table:table-cell>
          <table:table-cell table:style-name="ce47" office:value-type="float" office:value="19523.8566" calcext:value-type="float">
            <text:p>( 19,52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5211.963" calcext:value-type="float">
            <text:p><text:s/>255,212 <text:s/></text:p>
          </table:table-cell>
          <table:table-cell table:style-name="ce42" office:value-type="float" office:value="10911.5584" calcext:value-type="float">
            <text:p><text:s/>10,912 <text:s/></text:p>
          </table:table-cell>
          <table:table-cell table:style-name="ce42" office:value-type="float" office:value="244300.4046" calcext:value-type="float">
            <text:p><text:s/>244,3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31488.6972" calcext:value-type="float">
            <text:p><text:s/>231,489 <text:s/></text:p>
          </table:table-cell>
          <table:table-cell table:style-name="ce42" office:value-type="float" office:value="5606.7584" calcext:value-type="float">
            <text:p><text:s/>5,607 <text:s/></text:p>
          </table:table-cell>
          <table:table-cell table:style-name="ce42" office:value-type="float" office:value="225881.9388" calcext:value-type="float">
            <text:p><text:s/>225,8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723.2658" calcext:value-type="float">
            <text:p><text:s/>23,723 <text:s/></text:p>
          </table:table-cell>
          <table:table-cell table:style-name="ce42" office:value-type="float" office:value="5304.8" calcext:value-type="float">
            <text:p><text:s/>5,305 <text:s/></text:p>
          </table:table-cell>
          <table:table-cell table:style-name="ce42" office:value-type="float" office:value="18418.4658" calcext:value-type="float">
            <text:p><text:s/>18,4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4370.3284" calcext:value-type="float">
            <text:p>( 14,370 <text:s/>)</text:p>
          </table:table-cell>
          <table:table-cell table:style-name="ce45" office:value-type="float" office:value="910.4" calcext:value-type="float">
            <text:p>( 910 <text:s/>)</text:p>
          </table:table-cell>
          <table:table-cell table:style-name="ce45" office:value-type="float" office:value="13459.9284" calcext:value-type="float">
            <text:p>( 13,46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3528.5355" calcext:value-type="float">
            <text:p><text:s/>33,529 <text:s/></text:p>
          </table:table-cell>
          <table:table-cell table:style-name="ce42" office:value-type="float" office:value="8390.6544" calcext:value-type="float">
            <text:p><text:s/>8,391 <text:s/></text:p>
          </table:table-cell>
          <table:table-cell table:style-name="ce42" office:value-type="float" office:value="25137.8811" calcext:value-type="float">
            <text:p><text:s/>25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277.3908" calcext:value-type="float">
            <text:p><text:s/>5,277 <text:s/></text:p>
          </table:table-cell>
          <table:table-cell table:style-name="ce46" office:value-type="float" office:value="3971.9336" calcext:value-type="float">
            <text:p><text:s/>3,972 <text:s/></text:p>
          </table:table-cell>
          <table:table-cell table:style-name="ce46" office:value-type="float" office:value="1305.4572" calcext:value-type="float">
            <text:p><text:s/>1,30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3512.7331" calcext:value-type="float">
            <text:p><text:s/>103,513 <text:s/></text:p>
          </table:table-cell>
          <table:table-cell table:style-name="ce42" office:value-type="float" office:value="70053.5312" calcext:value-type="float">
            <text:p><text:s/>70,054 <text:s/></text:p>
          </table:table-cell>
          <table:table-cell table:style-name="ce42" office:value-type="float" office:value="33459.2019" calcext:value-type="float">
            <text:p><text:s/>33,4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6068.378" calcext:value-type="float">
            <text:p>( 6,068 <text:s/>)</text:p>
          </table:table-cell>
          <table:table-cell table:style-name="ce45" office:value-type="float" office:value="4310.8904" calcext:value-type="float">
            <text:p>( 4,311 <text:s/>)</text:p>
          </table:table-cell>
          <table:table-cell table:style-name="ce45" office:value-type="float" office:value="1757.4876" calcext:value-type="float">
            <text:p>( 1,7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4957.4938" calcext:value-type="float">
            <text:p><text:s/>14,957 <text:s/></text:p>
          </table:table-cell>
          <table:table-cell table:style-name="ce42" office:value-type="float" office:value="8109.0104" calcext:value-type="float">
            <text:p><text:s/>8,109 <text:s/></text:p>
          </table:table-cell>
          <table:table-cell table:style-name="ce42" office:value-type="float" office:value="6848.4834" calcext:value-type="float">
            <text:p><text:s/>6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0564.3304" calcext:value-type="float">
            <text:p><text:s/>20,564 <text:s/></text:p>
          </table:table-cell>
          <table:table-cell table:style-name="ce42" office:value-type="float" office:value="1490.4" calcext:value-type="float">
            <text:p><text:s/>1,490 <text:s/></text:p>
          </table:table-cell>
          <table:table-cell table:style-name="ce42" office:value-type="float" office:value="19073.9304" calcext:value-type="float">
            <text:p><text:s/>19,0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429.613012652" calcext:value-type="float">
            <text:p><text:s/>255,430 <text:s/></text:p>
          </table:table-cell>
          <table:table-cell table:style-name="ce42" office:value-type="float" office:value="2306.17301256" calcext:value-type="float">
            <text:p><text:s/>2,3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6.17301256" calcext:value-type="float">
            <text:p><text:s/>2,306 <text:s/></text:p>
          </table:table-cell>
          <table:table-cell table:style-name="ce42" office:value-type="float" office:value="253123.440000092" calcext:value-type="float">
            <text:p><text:s/>253,1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1497.0701" calcext:value-type="float">
            <text:p><text:s/>1,497 <text:s/></text:p>
          </table:table-cell>
          <table:table-cell table:style-name="ce43" office:value-type="float" office:value="994.1672" calcext:value-type="float">
            <text:p><text:s/>994 <text:s/></text:p>
          </table:table-cell>
          <table:table-cell table:style-name="ce43" office:value-type="float" office:value="502.9029" calcext:value-type="float">
            <text:p><text:s/>50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2370.0395" calcext:value-type="float">
            <text:p><text:s/>352,370 <text:s/></text:p>
          </table:table-cell>
          <table:table-cell table:style-name="ce42" office:value-type="float" office:value="196943.0608" calcext:value-type="float">
            <text:p><text:s/>196,943 <text:s/></text:p>
          </table:table-cell>
          <table:table-cell table:style-name="ce42" office:value-type="float" office:value="155426.9787" calcext:value-type="float">
            <text:p><text:s/>155,4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11454.0774" calcext:value-type="float">
            <text:p><text:s/>311,454 <text:s/></text:p>
          </table:table-cell>
          <table:table-cell table:style-name="ce42" office:value-type="float" office:value="165001.3128" calcext:value-type="float">
            <text:p><text:s/>165,001 <text:s/></text:p>
          </table:table-cell>
          <table:table-cell table:style-name="ce42" office:value-type="float" office:value="146452.7646" calcext:value-type="float">
            <text:p><text:s/>146,4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88.8061" calcext:value-type="float">
            <text:p><text:s/>589 <text:s/></text:p>
          </table:table-cell>
          <table:table-cell table:style-name="ce42" office:value-type="float" office:value="573.4008" calcext:value-type="float">
            <text:p><text:s/>573 <text:s/></text:p>
          </table:table-cell>
          <table:table-cell table:style-name="ce42" office:value-type="float" office:value="15.4053" calcext:value-type="float">
            <text:p><text:s/>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5376.0336" calcext:value-type="float">
            <text:p><text:s/>25,376 <text:s/></text:p>
          </table:table-cell>
          <table:table-cell table:style-name="ce42" office:value-type="float" office:value="17852.2712" calcext:value-type="float">
            <text:p><text:s/>17,852 <text:s/></text:p>
          </table:table-cell>
          <table:table-cell table:style-name="ce42" office:value-type="float" office:value="7523.7624" calcext:value-type="float">
            <text:p><text:s/>7,5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632.7392" calcext:value-type="float">
            <text:p><text:s/>10,633 <text:s/></text:p>
          </table:table-cell>
          <table:table-cell table:style-name="ce42" office:value-type="float" office:value="9200.3928" calcext:value-type="float">
            <text:p><text:s/>9,200 <text:s/></text:p>
          </table:table-cell>
          <table:table-cell table:style-name="ce42" office:value-type="float" office:value="1432.3464" calcext:value-type="float">
            <text:p><text:s/>1,4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318.3832" calcext:value-type="float">
            <text:p><text:s/>4,318 <text:s/></text:p>
          </table:table-cell>
          <table:table-cell table:style-name="ce43" office:value-type="float" office:value="4315.6832" calcext:value-type="float">
            <text:p><text:s/>4,316 <text:s/></text:p>
          </table:table-cell>
          <table:table-cell table:style-name="ce43" office:value-type="float" office:value="2.7" calcext:value-type="float">
            <text:p><text:s/>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45915.3675" calcext:value-type="float">
            <text:p><text:s/>745,915 <text:s/></text:p>
          </table:table-cell>
          <table:table-cell table:style-name="ce44" office:value-type="float" office:value="641701.78" calcext:value-type="float">
            <text:p><text:s/>641,702 <text:s/></text:p>
          </table:table-cell>
          <table:table-cell table:style-name="ce44" office:value-type="float" office:value="104213.5875" calcext:value-type="float">
            <text:p><text:s/>104,21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8511670.382181" calcext:value-type="float">
            <text:p><text:s/>48,511,670 <text:s/></text:p>
          </table:table-cell>
          <table:table-cell table:style-name="ce42" office:value-type="float" office:value="19017" calcext:value-type="float">
            <text:p><text:s/>19,017 <text:s/></text:p>
          </table:table-cell>
          <table:table-cell table:style-name="ce42" office:value-type="float" office:value="48492653.382181" calcext:value-type="float">
            <text:p><text:s/>48,492,653 <text:s/></text:p>
          </table:table-cell>
          <table:table-cell table:style-name="ce42" office:value-type="float" office:value="3361228.940679" calcext:value-type="float">
            <text:p><text:s/>3,361,229 <text:s/></text:p>
          </table:table-cell>
          <table:table-cell table:style-name="ce42" office:value-type="float" office:value="272488.789555" calcext:value-type="float">
            <text:p><text:s/>272,489 <text:s/></text:p>
          </table:table-cell>
          <table:table-cell table:style-name="ce42" office:value-type="float" office:value="226997.634111" calcext:value-type="float">
            <text:p><text:s/>226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91.155444" calcext:value-type="float">
            <text:p><text:s/>45,491 <text:s/></text:p>
          </table:table-cell>
          <table:table-cell table:style-name="ce42" office:value-type="float" office:value="3088740.151124" calcext:value-type="float">
            <text:p><text:s/>3,088,7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7771716.701" calcext:value-type="float">
            <text:p><text:s/>47,771,7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71716.701" calcext:value-type="float">
            <text:p><text:s/>47,771,7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07.283759" calcext:value-type="float">
            <text:p><text:s/>45,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607.283759" calcext:value-type="float">
            <text:p><text:s/>45,6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9953.681181" calcext:value-type="float">
            <text:p><text:s/>739,954 <text:s/></text:p>
          </table:table-cell>
          <table:table-cell table:style-name="ce42" office:value-type="float" office:value="19017" calcext:value-type="float">
            <text:p><text:s/>19,017 <text:s/></text:p>
          </table:table-cell>
          <table:table-cell table:style-name="ce42" office:value-type="float" office:value="720936.681181" calcext:value-type="float">
            <text:p><text:s/>720,937 <text:s/></text:p>
          </table:table-cell>
          <table:table-cell table:style-name="ce42" office:value-type="float" office:value="3315621.65692" calcext:value-type="float">
            <text:p><text:s/>3,315,622 <text:s/></text:p>
          </table:table-cell>
          <table:table-cell table:style-name="ce42" office:value-type="float" office:value="272488.789555" calcext:value-type="float">
            <text:p><text:s/>272,489 <text:s/></text:p>
          </table:table-cell>
          <table:table-cell table:style-name="ce42" office:value-type="float" office:value="226997.634111" calcext:value-type="float">
            <text:p><text:s/>226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91.155444" calcext:value-type="float">
            <text:p><text:s/>45,491 <text:s/></text:p>
          </table:table-cell>
          <table:table-cell table:style-name="ce42" office:value-type="float" office:value="3043132.867365" calcext:value-type="float">
            <text:p><text:s/>3,043,1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258.516344" calcext:value-type="float">
            <text:p><text:s/>79,2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258.516344" calcext:value-type="float">
            <text:p><text:s/>79,25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258.516344" calcext:value-type="float">
            <text:p><text:s/>79,2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9258.516344" calcext:value-type="float">
            <text:p><text:s/>79,25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70239.04505" calcext:value-type="float">
            <text:p><text:s/>370,2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84.690298" calcext:value-type="float">
            <text:p><text:s/>385 <text:s/></text:p>
          </table:table-cell>
          <table:table-cell table:style-name="ce41" office:value-type="float" office:value="50590.804362" calcext:value-type="float">
            <text:p><text:s/>50,591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639479.61176" calcext:value-type="float">
            <text:p><text:s/>10,639,4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639479.61176" calcext:value-type="float">
            <text:p><text:s/>10,639,480 <text:s/></text:p>
          </table:table-cell>
          <table:table-cell table:style-name="ce43" office:value-type="float" office:value="370239.04505" calcext:value-type="float">
            <text:p><text:s/>370,23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4.690298" calcext:value-type="float">
            <text:p><text:s/>385 <text:s/></text:p>
          </table:table-cell>
          <table:table-cell table:style-name="ce43" office:value-type="float" office:value="50590.804362" calcext:value-type="float">
            <text:p><text:s/>50,59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34.391492" calcext:value-type="float">
            <text:p><text:s/>3,03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639479.61176" calcext:value-type="float">
            <text:p><text:s/>10,639,480 <text:s/></text:p>
          </table:table-cell>
          <table:table-cell table:style-name="ce42" office:value-type="float" office:value="668415.19205" calcext:value-type="float">
            <text:p><text:s/>668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4.690298" calcext:value-type="float">
            <text:p><text:s/>385 <text:s/></text:p>
          </table:table-cell>
          <table:table-cell table:style-name="ce42" office:value-type="float" office:value="50590.804362" calcext:value-type="float">
            <text:p><text:s/>50,5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639479.61176" calcext:value-type="float">
            <text:p><text:s/>10,639,480 <text:s/></text:p>
          </table:table-cell>
          <table:table-cell table:style-name="ce42" office:value-type="float" office:value="668415.19205" calcext:value-type="float">
            <text:p><text:s/>668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.280596" calcext:value-type="float">
            <text:p><text:s/>8 <text:s/></text:p>
          </table:table-cell>
          <table:table-cell table:style-name="ce42" office:value-type="float" office:value="49801.36676" calcext:value-type="float">
            <text:p><text:s/>49,8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.409702" calcext:value-type="float">
            <text:p><text:s/>376 <text:s/></text:p>
          </table:table-cell>
          <table:table-cell table:style-name="ce42" office:value-type="float" office:value="789.437602" calcext:value-type="float">
            <text:p><text:s/>7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176.147" calcext:value-type="float">
            <text:p><text:s/>298,1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94261.416058" calcext:value-type="float">
            <text:p><text:s/>20,494,26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176.147" calcext:value-type="float">
            <text:p><text:s/>298,1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94261.416058" calcext:value-type="float">
            <text:p><text:s/>20,494,26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2420.156364" calcext:value-type="float">
            <text:p><text:s/>1,682,42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.30224" calcext:value-type="float">
            <text:p><text:s/>6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7.84677" calcext:value-type="float">
            <text:p><text:s/>1,36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253.556792" calcext:value-type="float">
            <text:p><text:s/>292,2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9498.05277" calcext:value-type="float">
            <text:p><text:s/>829,4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837.592" calcext:value-type="float">
            <text:p><text:s/>338,83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903.063596" calcext:value-type="float">
            <text:p><text:s/>150,903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9490.742196" calcext:value-type="float">
            <text:p><text:s/>69,49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38237.743488" calcext:value-type="float">
            <text:p><text:s/>738,238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070569.124714" calcext:value-type="float">
            <text:p><text:s/>18,070,569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070569.124714" calcext:value-type="float">
            <text:p><text:s/>18,070,5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57816.568728" calcext:value-type="float">
            <text:p><text:s/>10,157,8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283.764028" calcext:value-type="float">
            <text:p><text:s/>31,2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346.07886" calcext:value-type="float">
            <text:p><text:s/>292,3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979.747466" calcext:value-type="float">
            <text:p><text:s/>533,9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99.273716" calcext:value-type="float">
            <text:p><text:s/>23,0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96.190182" calcext:value-type="float">
            <text:p><text:s/>38,2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386.158214" calcext:value-type="float">
            <text:p><text:s/>292,3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32.538562" calcext:value-type="float">
            <text:p><text:s/>46,1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2960.320906" calcext:value-type="float">
            <text:p><text:s/>2,372,9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7903.277766" calcext:value-type="float">
            <text:p><text:s/>1,627,9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57.87988" calcext:value-type="float">
            <text:p>( 2,65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64746.281086" calcext:value-type="float">
            <text:p>( 1,464,74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9081.26986" calcext:value-type="float">
            <text:p><text:s/>489,0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222.63725" calcext:value-type="float">
            <text:p><text:s/>225,22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0753.13603" calcext:value-type="float">
            <text:p><text:s/>30,7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358.559578" calcext:value-type="float">
            <text:p><text:s/>233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327.30353" calcext:value-type="float">
            <text:p><text:s/>86,32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81782.704822" calcext:value-type="float">
            <text:p><text:s/>381,7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4130.729554" calcext:value-type="float">
            <text:p><text:s/>434,1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576.421456" calcext:value-type="float">
            <text:p><text:s/>175,5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554.308098" calcext:value-type="float">
            <text:p><text:s/>258,5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1673.888494" calcext:value-type="float">
            <text:p>( 31,674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66490.769222" calcext:value-type="float">
            <text:p>( 166,4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2137.621874" calcext:value-type="float">
            <text:p><text:s/>1,262,1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0664.388116" calcext:value-type="float">
            <text:p><text:s/>1,170,6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473.233758" calcext:value-type="float">
            <text:p><text:s/>91,4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8390.0586" calcext:value-type="float">
            <text:p>( 48,39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9732.13381" calcext:value-type="float">
            <text:p><text:s/>509,73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52381.401016" calcext:value-type="float">
            <text:p><text:s/>152,3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50353.159024" calcext:value-type="float">
            <text:p><text:s/>2,850,3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35688.855442" calcext:value-type="float">
            <text:p>( 1,935,68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269.422816" calcext:value-type="float">
            <text:p><text:s/>191,2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151.423222" calcext:value-type="float">
            <text:p><text:s/>92,1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200.875518" calcext:value-type="float">
            <text:p><text:s/>79,2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863.424672" calcext:value-type="float">
            <text:p><text:s/>205,8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643.737358" calcext:value-type="float">
            <text:p><text:s/>48,64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084.405928" calcext:value-type="float">
            <text:p><text:s/>98,0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647.849712" calcext:value-type="float">
            <text:p><text:s/>94,6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6.556216" calcext:value-type="float">
            <text:p><text:s/>3,4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624.789672" calcext:value-type="float">
            <text:p><text:s/>223,6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0719.276072" calcext:value-type="float">
            <text:p><text:s/>140,71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2905.5136" calcext:value-type="float">
            <text:p><text:s/>82,9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9962.2352468" calcext:value-type="float">
            <text:p><text:s/>3,919,9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7705.510032" calcext:value-type="float">
            <text:p><text:s/>517,70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912.285512" calcext:value-type="float">
            <text:p><text:s/>218,9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289.541222" calcext:value-type="float">
            <text:p><text:s/>103,2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455.52062" calcext:value-type="float">
            <text:p><text:s/>60,4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545.14711" calcext:value-type="float">
            <text:p><text:s/>124,5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872.463312" calcext:value-type="float">
            <text:p><text:s/>96,8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756.076406" calcext:value-type="float">
            <text:p><text:s/>91,7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1268.327806" calcext:value-type="float">
            <text:p><text:s/>721,2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2862.2069588" calcext:value-type="float">
            <text:p><text:s/>452,86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2295.156268" calcext:value-type="float">
            <text:p><text:s/>1,532,295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71081.1251392" calcext:value-type="float">
            <text:p><text:s/>3,671,0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826859.6" calcext:value-type="float">
            <text:p><text:s/>40,826,860 <text:s/></text:p>
          </table:table-cell>
          <table:table-cell table:style-name="ce42" office:value-type="float" office:value="7772269.675" calcext:value-type="float">
            <text:p><text:s/>7,772,2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73.143" calcext:value-type="float">
            <text:p><text:s/>4,473 <text:s/></text:p>
          </table:table-cell>
          <table:table-cell table:style-name="ce42" office:value-type="float" office:value="588265.167" calcext:value-type="float">
            <text:p><text:s/>588,2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826859.6" calcext:value-type="float">
            <text:p><text:s/>40,826,860 <text:s/></text:p>
          </table:table-cell>
          <table:table-cell table:style-name="ce42" office:value-type="float" office:value="7772269.675" calcext:value-type="float">
            <text:p><text:s/>7,772,2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.286" calcext:value-type="float">
            <text:p><text:s/>96 <text:s/></text:p>
          </table:table-cell>
          <table:table-cell table:style-name="ce42" office:value-type="float" office:value="579085.66" calcext:value-type="float">
            <text:p><text:s/>579,0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6.857" calcext:value-type="float">
            <text:p><text:s/>4,377 <text:s/></text:p>
          </table:table-cell>
          <table:table-cell table:style-name="ce42" office:value-type="float" office:value="9179.507" calcext:value-type="float">
            <text:p><text:s/>9,1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7年(西元200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8575.2" calcext:value-type="float">
            <text:p><text:s/>98,57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45121.23780718" calcext:value-type="float">
            <text:p><text:s/>2,445,121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852539.715264" calcext:value-type="float">
            <text:p><text:s/>122,852,54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48875.3504241" calcext:value-type="float">
            <text:p><text:s/>17,148,87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1326.24" calcext:value-type="float">
            <text:p><text:s/>1,861,326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6114.4" calcext:value-type="float">
            <text:p><text:s/>1,856,11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294.088032265" calcext:value-type="float">
            <text:p><text:s/>618,294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8575.2" calcext:value-type="float">
            <text:p><text:s/>98,57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3813050.874615" calcext:value-type="float">
            <text:p><text:s/>103,813,05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63635.1511696" calcext:value-type="float">
            <text:p><text:s/>18,263,63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3573.921309513" calcext:value-type="float">
            <text:p><text:s/>153,574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402992.039404" calcext:value-type="float">
            <text:p><text:s/>107,402,992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7988.139" calcext:value-type="float">
            <text:p><text:s/>4,027,988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4880.095" calcext:value-type="float">
            <text:p><text:s/>3,304,880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41425.8492508" calcext:value-type="float">
            <text:p><text:s/>47,441,426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74422.8966643" calcext:value-type="float">
            <text:p><text:s/>42,274,423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5.847304" calcext:value-type="float">
            <text:p><text:s/>1,166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4138.4055" calcext:value-type="float">
            <text:p><text:s/>624,138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28970.80668484" calcext:value-type="float">
            <text:p><text:s/>9,728,971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202.9652" calcext:value-type="float">
            <text:p><text:s/>1,595,203 <text:s/></text:p>
          </table:table-cell>
          <table:table-cell table:style-name="ce42" office:value-type="float" office:value="94116545.7756798" calcext:value-type="float">
            <text:p><text:s/>94,116,546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202.9652" calcext:value-type="float">
            <text:p><text:s/>1,595,203 <text:s/></text:p>
          </table:table-cell>
          <table:table-cell table:style-name="ce42" office:value-type="float" office:value="77006356.3817358" calcext:value-type="float">
            <text:p><text:s/>77,006,35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110189.393944" calcext:value-type="float">
            <text:p><text:s/>17,110,189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588.35602" calcext:value-type="float">
            <text:p><text:s/>434,588 <text:s/></text:p>
          </table:table-cell>
          <table:table-cell table:style-name="ce42" office:value-type="float" office:value="5711967.46203131" calcext:value-type="float">
            <text:p><text:s/>5,711,967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9.94224" calcext:value-type="float">
            <text:p><text:s/>1,470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595.2676" calcext:value-type="float">
            <text:p><text:s/>413,59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030.0723" calcext:value-type="float">
            <text:p><text:s/>405,030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9.12677" calcext:value-type="float">
            <text:p><text:s/>1,409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588.35602" calcext:value-type="float">
            <text:p><text:s/>434,588 <text:s/></text:p>
          </table:table-cell>
          <table:table-cell table:style-name="ce42" office:value-type="float" office:value="3486860.33806331" calcext:value-type="float">
            <text:p><text:s/>3,486,860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080.71037" calcext:value-type="float">
            <text:p><text:s/>842,081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837.592" calcext:value-type="float">
            <text:p><text:s/>338,83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903.063596" calcext:value-type="float">
            <text:p><text:s/>150,903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1781.349092" calcext:value-type="float">
            <text:p><text:s/>71,781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54265.890588" calcext:value-type="float">
            <text:p><text:s/>754,26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8575.2" calcext:value-type="float">
            <text:p><text:s/>98,575 <text:s/></text:p>
          </table:table-cell>
          <table:table-cell table:style-name="ce44" office:value-type="float" office:value="1160614.60918" calcext:value-type="float">
            <text:p><text:s/>1,160,615 <text:s/></text:p>
          </table:table-cell>
          <table:table-cell table:style-name="ce44" office:value-type="float" office:value="65643162.1857926" calcext:value-type="float">
            <text:p><text:s/>65,643,162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8575.2" calcext:value-type="float">
            <text:p><text:s/>98,575 <text:s/></text:p>
          </table:table-cell>
          <table:table-cell table:style-name="ce44" office:value-type="float" office:value="1160614.60918" calcext:value-type="float">
            <text:p><text:s/>1,160,615 <text:s/></text:p>
          </table:table-cell>
          <table:table-cell table:style-name="ce44" office:value-type="float" office:value="45617289.8938626" calcext:value-type="float">
            <text:p><text:s/>45,617,29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0614.60918" calcext:value-type="float">
            <text:p><text:s/>1,160,615 <text:s/></text:p>
          </table:table-cell>
          <table:table-cell table:style-name="ce42" office:value-type="float" office:value="22470669.588006" calcext:value-type="float">
            <text:p><text:s/>22,470,670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919.181394" calcext:value-type="float">
            <text:p><text:s/>72,919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25.0838666667" calcext:value-type="float">
            <text:p><text:s/>20,025 <text:s/></text:p>
          </table:table-cell>
          <table:table-cell table:style-name="ce42" office:value-type="float" office:value="650853.271481246" calcext:value-type="float">
            <text:p><text:s/>650,853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468.5572666667" calcext:value-type="float">
            <text:p><text:s/>39,469 <text:s/></text:p>
          </table:table-cell>
          <table:table-cell table:style-name="ce42" office:value-type="float" office:value="1394340.19609683" calcext:value-type="float">
            <text:p><text:s/>1,394,340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602.590421" calcext:value-type="float">
            <text:p><text:s/>52,603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176.909153" calcext:value-type="float">
            <text:p><text:s/>46,177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28.0076666667" calcext:value-type="float">
            <text:p><text:s/>14,728 <text:s/></text:p>
          </table:table-cell>
          <table:table-cell table:style-name="ce42" office:value-type="float" office:value="1037886.92017357" calcext:value-type="float">
            <text:p><text:s/>1,037,88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046.14446" calcext:value-type="float">
            <text:p><text:s/>53,046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1753.97675" calcext:value-type="float">
            <text:p><text:s/>1,021,754 <text:s/></text:p>
          </table:table-cell>
          <table:table-cell table:style-name="ce42" office:value-type="float" office:value="6925605.76866696" calcext:value-type="float">
            <text:p><text:s/>6,925,606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1753.97675" calcext:value-type="float">
            <text:p><text:s/>1,021,754 <text:s/></text:p>
          </table:table-cell>
          <table:table-cell table:style-name="ce42" office:value-type="float" office:value="5064214.46375225" calcext:value-type="float">
            <text:p><text:s/>5,064,214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0.845414" calcext:value-type="float">
            <text:p>( 731 <text:s/>)</text:p>
          </table:table-cell>
          <table:table-cell table:style-name="ce45" office:value-type="float" office:value="929806.343825247" calcext:value-type="float">
            <text:p>( 929,806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21023.131336" calcext:value-type="float">
            <text:p>( 1,021,023 <text:s/>)</text:p>
          </table:table-cell>
          <table:table-cell table:style-name="ce45" office:value-type="float" office:value="3968361.163127" calcext:value-type="float">
            <text:p>( 3,968,361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547.84" calcext:value-type="float">
            <text:p>( 5,548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8706.04797222" calcext:value-type="float">
            <text:p><text:s/>1,088,706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321.053757495" calcext:value-type="float">
            <text:p><text:s/>482,321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90364.203185" calcext:value-type="float">
            <text:p><text:s/>290,364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038.597143" calcext:value-type="float">
            <text:p><text:s/>445,03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147.924105" calcext:value-type="float">
            <text:p><text:s/>162,148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4146.571366" calcext:value-type="float">
            <text:p><text:s/>474,147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9885.767543" calcext:value-type="float">
            <text:p><text:s/>2,559,88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0547.147124" calcext:value-type="float">
            <text:p><text:s/>1,640,547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9338.620419" calcext:value-type="float">
            <text:p><text:s/>919,339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1879.691718" calcext:value-type="float">
            <text:p>( 101,880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23102.107595" calcext:value-type="float">
            <text:p>( 223,102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6.02523" calcext:value-type="float">
            <text:p><text:s/>406 <text:s/></text:p>
          </table:table-cell>
          <table:table-cell table:style-name="ce42" office:value-type="float" office:value="3382751.390119" calcext:value-type="float">
            <text:p><text:s/>3,382,751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.615138" calcext:value-type="float">
            <text:p><text:s/>244 <text:s/></text:p>
          </table:table-cell>
          <table:table-cell table:style-name="ce42" office:value-type="float" office:value="3181430.508384" calcext:value-type="float">
            <text:p><text:s/>3,181,431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.410092" calcext:value-type="float">
            <text:p><text:s/>162 <text:s/></text:p>
          </table:table-cell>
          <table:table-cell table:style-name="ce42" office:value-type="float" office:value="201320.881735" calcext:value-type="float">
            <text:p><text:s/>201,321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2.410092" calcext:value-type="float">
            <text:p>( 162 <text:s/>)</text:p>
          </table:table-cell>
          <table:table-cell table:style-name="ce45" office:value-type="float" office:value="80686.527709" calcext:value-type="float">
            <text:p>( 80,687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3595.300334" calcext:value-type="float">
            <text:p><text:s/>623,595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0590.151539" calcext:value-type="float">
            <text:p><text:s/>170,590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232.9584" calcext:value-type="float">
            <text:p><text:s/>64,233 <text:s/></text:p>
          </table:table-cell>
          <table:table-cell table:style-name="ce42" office:value-type="float" office:value="3238252.92825479" calcext:value-type="float">
            <text:p><text:s/>3,238,25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4232.9584" calcext:value-type="float">
            <text:p>( 64,233 <text:s/>)</text:p>
          </table:table-cell>
          <table:table-cell table:style-name="ce45" office:value-type="float" office:value="2005990.191842" calcext:value-type="float">
            <text:p>( 2,005,990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717.776768" calcext:value-type="float">
            <text:p><text:s/>240,71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151.423222" calcext:value-type="float">
            <text:p><text:s/>92,151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527.661952" calcext:value-type="float">
            <text:p><text:s/>225,52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953.837684652" calcext:value-type="float">
            <text:p><text:s/>462,954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871.575437" calcext:value-type="float">
            <text:p><text:s/>118,87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607.700692" calcext:value-type="float">
            <text:p><text:s/>40,608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01299.6101135" calcext:value-type="float">
            <text:p><text:s/>11,301,300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544.8" calcext:value-type="float">
            <text:p><text:s/>86,545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43454.5241855" calcext:value-type="float">
            <text:p><text:s/>10,843,455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797.529712" calcext:value-type="float">
            <text:p><text:s/>123,798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6.556216" calcext:value-type="float">
            <text:p><text:s/>3,437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066.2" calcext:value-type="float">
            <text:p><text:s/>244,066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2093.863315" calcext:value-type="float">
            <text:p><text:s/>722,094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237.509715" calcext:value-type="float">
            <text:p><text:s/>202,238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9856.3536" calcext:value-type="float">
            <text:p><text:s/>519,856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57.256" calcext:value-type="float">
            <text:p><text:s/>2,9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74900.8792988" calcext:value-type="float">
            <text:p><text:s/>5,374,901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7705.510032" calcext:value-type="float">
            <text:p><text:s/>517,70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4906.923071" calcext:value-type="float">
            <text:p><text:s/>1,064,90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140.981222" calcext:value-type="float">
            <text:p><text:s/>112,141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317.586863" calcext:value-type="float">
            <text:p><text:s/>72,318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616.56711" calcext:value-type="float">
            <text:p><text:s/>134,61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249.969412" calcext:value-type="float">
            <text:p><text:s/>104,250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56.076406" calcext:value-type="float">
            <text:p><text:s/>91,756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644.361406" calcext:value-type="float">
            <text:p><text:s/>746,644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957.256" calcext:value-type="float">
            <text:p><text:s/>2,9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6169.5321588" calcext:value-type="float">
            <text:p><text:s/>876,17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54393.371618" calcext:value-type="float">
            <text:p><text:s/>1,654,393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5617.944" calcext:value-type="float">
            <text:p><text:s/>95,6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48325.9531292" calcext:value-type="float">
            <text:p><text:s/>5,748,326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25872.2919301" calcext:value-type="float">
            <text:p><text:s/>20,025,872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25872.2919301" calcext:value-type="float">
            <text:p><text:s/>20,025,872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579428.41619" calcext:value-type="float">
            <text:p>( 16,579,428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305389.329954" calcext:value-type="float">
            <text:p><text:s/>238,305,389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975691.966" calcext:value-type="float">
            <text:p><text:s/>198,975,692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56.364" calcext:value-type="float">
            <text:p><text:s/>13,55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2952" calcext:value-type="float">
            <text:p><text:s/>2,042,952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73188.999954" calcext:value-type="float">
            <text:p><text:s/>37,273,189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56537.999966" calcext:value-type="float">
            <text:p><text:s/>21,156,538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156537.999966" calcext:value-type="float">
            <text:p><text:s/>21,156,538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